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Percent" style:data-style-name="N14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4.51555555555556cm" style:use-optimal-column-width="true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92263888888889cm" style:use-optimal-column-width="true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46944444444444cm" style:use-optimal-column-width="true"/>
    </style:style>
    <style:style style:name="co7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4">
            <text:p>Hotel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Room</text:p>
          </table:table-cell>
          <table:table-cell office:value-type="string" table:style-name="ce3">
            <text:p>Demand</text:p>
          </table:table-cell>
          <table:table-cell office:value-type="string" table:style-name="ce5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4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4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美福⼤飯店</text:span></text:p>
          </table:table-cell>
          <table:table-cell office:value-type="string" table:style-name="ce3">
            <text:p>Taipei</text:p>
          </table:table-cell>
          <table:table-cell office:value-type="float" office:value="146" table:style-name="ce2">
            <text:p>146</text:p>
          </table:table-cell>
          <table:table-cell office:value-type="float" office:value="2287" table:style-name="ce2">
            <text:p>2287</text:p>
          </table:table-cell>
          <table:table-cell office:value-type="string" table:style-name="ce2">
            <text:p><text:span text:style-name="T1">50.53%</text:span></text:p>
          </table:table-cell>
          <table:table-cell office:value-type="float" office:value="6515" table:style-name="ce2">
            <text:p>6515</text:p>
          </table:table-cell>
          <table:table-cell office:value-type="float" office:value="14899788" table:style-name="ce2">
            <text:p>14899788</text:p>
          </table:table-cell>
          <table:table-cell office:value-type="float" office:value="76499933" table:style-name="ce2">
            <text:p>76499933</text:p>
          </table:table-cell>
          <table:table-cell office:value-type="float" office:value="98404709" table:style-name="ce1">
            <text:p>984047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Mayfull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圓⼭⼤飯店</text:span></text:p>
          </table:table-cell>
          <table:table-cell office:value-type="string" table:style-name="ce3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12060" table:style-name="ce2">
            <text:p>12060</text:p>
          </table:table-cell>
          <table:table-cell office:value-type="string" table:style-name="ce2">
            <text:p><text:span text:style-name="T1">77.81%</text:span></text:p>
          </table:table-cell>
          <table:table-cell office:value-type="float" office:value="3951" table:style-name="ce2">
            <text:p>3951</text:p>
          </table:table-cell>
          <table:table-cell office:value-type="float" office:value="47649568" table:style-name="ce2">
            <text:p>47649568</text:p>
          </table:table-cell>
          <table:table-cell office:value-type="float" office:value="66780719" table:style-name="ce2">
            <text:p>66780719</text:p>
          </table:table-cell>
          <table:table-cell office:value-type="float" office:value="126811261" table:style-name="ce1">
            <text:p>1268112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賓⼤飯店</text:span></text:p>
          </table:table-cell>
          <table:table-cell office:value-type="string" table:style-name="ce3">
            <text:p>Taipei</text:p>
          </table:table-cell>
          <table:table-cell office:value-type="float" office:value="422" table:style-name="ce2">
            <text:p>422</text:p>
          </table:table-cell>
          <table:table-cell office:value-type="float" office:value="8935" table:style-name="ce2">
            <text:p>8935</text:p>
          </table:table-cell>
          <table:table-cell office:value-type="string" table:style-name="ce2">
            <text:p><text:span text:style-name="T1">68.30%</text:span></text:p>
          </table:table-cell>
          <table:table-cell office:value-type="float" office:value="3586" table:style-name="ce2">
            <text:p>3586</text:p>
          </table:table-cell>
          <table:table-cell office:value-type="float" office:value="32041552" table:style-name="ce2">
            <text:p>32041552</text:p>
          </table:table-cell>
          <table:table-cell office:value-type="float" office:value="110904217" table:style-name="ce2">
            <text:p>110904217</text:p>
          </table:table-cell>
          <table:table-cell office:value-type="float" office:value="153490472" table:style-name="ce1">
            <text:p>1534904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-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華國⼤飯店</text:span></text:p>
          </table:table-cell>
          <table:table-cell office:value-type="string" table:style-name="ce3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7482" table:style-name="ce2">
            <text:p>7482</text:p>
          </table:table-cell>
          <table:table-cell office:value-type="string" table:style-name="ce2">
            <text:p><text:span text:style-name="T1">74.04%</text:span></text:p>
          </table:table-cell>
          <table:table-cell office:value-type="float" office:value="2813" table:style-name="ce2">
            <text:p>2813</text:p>
          </table:table-cell>
          <table:table-cell office:value-type="float" office:value="21047425" table:style-name="ce2">
            <text:p>21047425</text:p>
          </table:table-cell>
          <table:table-cell office:value-type="float" office:value="21050756" table:style-name="ce2">
            <text:p>21050756</text:p>
          </table:table-cell>
          <table:table-cell office:value-type="float" office:value="44150940" table:style-name="ce1">
            <text:p>441509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Imperial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泰王⼦⼤飯店</text:span></text:p>
          </table:table-cell>
          <table:table-cell office:value-type="string" table:style-name="ce3">
            <text:p>Taipei</text:p>
          </table:table-cell>
          <table:table-cell office:value-type="float" office:value="206" table:style-name="ce2">
            <text:p>206</text:p>
          </table:table-cell>
          <table:table-cell office:value-type="float" office:value="4331" table:style-name="ce2">
            <text:p>4331</text:p>
          </table:table-cell>
          <table:table-cell office:value-type="string" table:style-name="ce2">
            <text:p><text:span text:style-name="T1">67.82%</text:span></text:p>
          </table:table-cell>
          <table:table-cell office:value-type="float" office:value="2824" table:style-name="ce2">
            <text:p>2824</text:p>
          </table:table-cell>
          <table:table-cell office:value-type="float" office:value="12230583" table:style-name="ce2">
            <text:p>12230583</text:p>
          </table:table-cell>
          <table:table-cell office:value-type="float" office:value="15831900" table:style-name="ce2">
            <text:p>15831900</text:p>
          </table:table-cell>
          <table:table-cell office:value-type="float" office:value="31645486" table:style-name="ce1">
            <text:p>316454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LORIA</text:span><text:span text:style-name="T1"><text:s/>PRINCE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王⼤飯店</text:span></text:p>
          </table:table-cell>
          <table:table-cell office:value-type="string" table:style-name="ce3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1932" table:style-name="ce2">
            <text:p>1932</text:p>
          </table:table-cell>
          <table:table-cell office:value-type="string" table:style-name="ce2">
            <text:p><text:span text:style-name="T1">64.25%</text:span></text:p>
          </table:table-cell>
          <table:table-cell office:value-type="float" office:value="1711" table:style-name="ce2">
            <text:p>1711</text:p>
          </table:table-cell>
          <table:table-cell office:value-type="float" office:value="3304886" table:style-name="ce2">
            <text:p>3304886</text:p>
          </table:table-cell>
          <table:table-cell office:value-type="float" office:value="858943" table:style-name="ce2">
            <text:p>858943</text:p>
          </table:table-cell>
          <table:table-cell office:value-type="float" office:value="4255097" table:style-name="ce1">
            <text:p>42550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mperor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豪景⼤酒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4020" table:style-name="ce2">
            <text:p>4020</text:p>
          </table:table-cell>
          <table:table-cell office:value-type="string" table:style-name="ce2">
            <text:p><text:span text:style-name="T1">62.05%</text:span></text:p>
          </table:table-cell>
          <table:table-cell office:value-type="float" office:value="2029" table:style-name="ce2">
            <text:p>2029</text:p>
          </table:table-cell>
          <table:table-cell office:value-type="float" office:value="8156069" table:style-name="ce2">
            <text:p>8156069</text:p>
          </table:table-cell>
          <table:table-cell office:value-type="float" office:value="2352273" table:style-name="ce2">
            <text:p>2352273</text:p>
          </table:table-cell>
          <table:table-cell office:value-type="float" office:value="10798477" table:style-name="ce1">
            <text:p>107984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iverview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凱撒⼤飯店</text:span></text:p>
          </table:table-cell>
          <table:table-cell office:value-type="string" table:style-name="ce3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12431" table:style-name="ce2">
            <text:p>12431</text:p>
          </table:table-cell>
          <table:table-cell office:value-type="string" table:style-name="ce2">
            <text:p><text:span text:style-name="T1">83.89%</text:span></text:p>
          </table:table-cell>
          <table:table-cell office:value-type="float" office:value="3423" table:style-name="ce2">
            <text:p>3423</text:p>
          </table:table-cell>
          <table:table-cell office:value-type="float" office:value="42549565" table:style-name="ce2">
            <text:p>42549565</text:p>
          </table:table-cell>
          <table:table-cell office:value-type="float" office:value="28383100" table:style-name="ce2">
            <text:p>28383100</text:p>
          </table:table-cell>
          <table:table-cell office:value-type="float" office:value="75599523" table:style-name="ce1">
            <text:p>755995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康華⼤飯店</text:span></text:p>
          </table:table-cell>
          <table:table-cell office:value-type="string" table:style-name="ce3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3779" table:style-name="ce2">
            <text:p>3779</text:p>
          </table:table-cell>
          <table:table-cell office:value-type="string" table:style-name="ce2">
            <text:p><text:span text:style-name="T1">56.70%</text:span></text:p>
          </table:table-cell>
          <table:table-cell office:value-type="float" office:value="2385" table:style-name="ce2">
            <text:p>2385</text:p>
          </table:table-cell>
          <table:table-cell office:value-type="float" office:value="9014250" table:style-name="ce2">
            <text:p>9014250</text:p>
          </table:table-cell>
          <table:table-cell office:value-type="float" office:value="12762226" table:style-name="ce2">
            <text:p>12762226</text:p>
          </table:table-cell>
          <table:table-cell office:value-type="float" office:value="22871071" table:style-name="ce1">
            <text:p>228710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olden</text:span><text:span text:style-name="T1"><text:s/>Chin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神旺⼤飯店</text:span></text:p>
          </table:table-cell>
          <table:table-cell office:value-type="string" table:style-name="ce3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6700" table:style-name="ce2">
            <text:p>6700</text:p>
          </table:table-cell>
          <table:table-cell office:value-type="string" table:style-name="ce2">
            <text:p><text:span text:style-name="T1">80.65%</text:span></text:p>
          </table:table-cell>
          <table:table-cell office:value-type="float" office:value="2693" table:style-name="ce2">
            <text:p>2693</text:p>
          </table:table-cell>
          <table:table-cell office:value-type="float" office:value="18046184" table:style-name="ce2">
            <text:p>18046184</text:p>
          </table:table-cell>
          <table:table-cell office:value-type="float" office:value="39770271" table:style-name="ce2">
            <text:p>39770271</text:p>
          </table:table-cell>
          <table:table-cell office:value-type="float" office:value="62600710" table:style-name="ce1">
            <text:p>626007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</text:span><text:span text:style-name="T1"><text:s/>Want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兄弟⼤飯店</text:span></text:p>
          </table:table-cell>
          <table:table-cell office:value-type="string" table:style-name="ce3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5010" table:style-name="ce2">
            <text:p>5010</text:p>
          </table:table-cell>
          <table:table-cell office:value-type="string" table:style-name="ce2">
            <text:p><text:span text:style-name="T1">64.65%</text:span></text:p>
          </table:table-cell>
          <table:table-cell office:value-type="float" office:value="3419" table:style-name="ce2">
            <text:p>3419</text:p>
          </table:table-cell>
          <table:table-cell office:value-type="float" office:value="17128883" table:style-name="ce2">
            <text:p>17128883</text:p>
          </table:table-cell>
          <table:table-cell office:value-type="float" office:value="49027078" table:style-name="ce2">
            <text:p>49027078</text:p>
          </table:table-cell>
          <table:table-cell office:value-type="float" office:value="71350585" table:style-name="ce1">
            <text:p>713505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rother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三德⼤飯店</text:span></text:p>
          </table:table-cell>
          <table:table-cell office:value-type="string" table:style-name="ce3">
            <text:p>Taipei</text:p>
          </table:table-cell>
          <table:table-cell office:value-type="float" office:value="257" table:style-name="ce2">
            <text:p>257</text:p>
          </table:table-cell>
          <table:table-cell office:value-type="float" office:value="5997" table:style-name="ce2">
            <text:p>5997</text:p>
          </table:table-cell>
          <table:table-cell office:value-type="string" table:style-name="ce2">
            <text:p><text:span text:style-name="T1">75.27%</text:span></text:p>
          </table:table-cell>
          <table:table-cell office:value-type="float" office:value="1906" table:style-name="ce2">
            <text:p>1906</text:p>
          </table:table-cell>
          <table:table-cell office:value-type="float" office:value="11428418" table:style-name="ce2">
            <text:p>11428418</text:p>
          </table:table-cell>
          <table:table-cell office:value-type="float" office:value="5283430" table:style-name="ce2">
            <text:p>5283430</text:p>
          </table:table-cell>
          <table:table-cell office:value-type="float" office:value="18112766" table:style-name="ce1">
            <text:p>181127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tos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亞都麗緻⼤飯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3896" table:style-name="ce2">
            <text:p>3896</text:p>
          </table:table-cell>
          <table:table-cell office:value-type="string" table:style-name="ce2">
            <text:p><text:span text:style-name="T1">60.13%</text:span></text:p>
          </table:table-cell>
          <table:table-cell office:value-type="float" office:value="4041" table:style-name="ce2">
            <text:p>4041</text:p>
          </table:table-cell>
          <table:table-cell office:value-type="float" office:value="15743425" table:style-name="ce2">
            <text:p>15743425</text:p>
          </table:table-cell>
          <table:table-cell office:value-type="float" office:value="15273435" table:style-name="ce2">
            <text:p>15273435</text:p>
          </table:table-cell>
          <table:table-cell office:value-type="float" office:value="37919852" table:style-name="ce1">
            <text:p>379198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ndis</text:span><text:span text:style-name="T1"><text:s/>Taipei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聯⼤飯店</text:span></text:p>
          </table:table-cell>
          <table:table-cell office:value-type="string" table:style-name="ce3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4264" table:style-name="ce2">
            <text:p>4264</text:p>
          </table:table-cell>
          <table:table-cell office:value-type="string" table:style-name="ce2">
            <text:p><text:span text:style-name="T1">56.60%</text:span></text:p>
          </table:table-cell>
          <table:table-cell office:value-type="float" office:value="2184" table:style-name="ce2">
            <text:p>2184</text:p>
          </table:table-cell>
          <table:table-cell office:value-type="float" office:value="9310466" table:style-name="ce2">
            <text:p>9310466</text:p>
          </table:table-cell>
          <table:table-cell office:value-type="float" office:value="1261880" table:style-name="ce2">
            <text:p>1261880</text:p>
          </table:table-cell>
          <table:table-cell office:value-type="float" office:value="11717531" table:style-name="ce1">
            <text:p>117175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nited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台北寒舍喜來登⼤飯店</text:p>
          </table:table-cell>
          <table:table-cell office:value-type="string" table:style-name="ce3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15888" table:style-name="ce2">
            <text:p>15888</text:p>
          </table:table-cell>
          <table:table-cell office:value-type="string" table:style-name="ce2">
            <text:p><text:span text:style-name="T1">74.49%</text:span></text:p>
          </table:table-cell>
          <table:table-cell office:value-type="float" office:value="4911" table:style-name="ce2">
            <text:p>4911</text:p>
          </table:table-cell>
          <table:table-cell office:value-type="float" office:value="78030856" table:style-name="ce2">
            <text:p>78030856</text:p>
          </table:table-cell>
          <table:table-cell office:value-type="float" office:value="134053882" table:style-name="ce2">
            <text:p>134053882</text:p>
          </table:table-cell>
          <table:table-cell office:value-type="float" office:value="237219195" table:style-name="ce1">
            <text:p>2372191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Grand</text:span><text:span text:style-name="T1"><text:s/>Taipei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老爺⼤酒店</text:span></text:p>
          </table:table-cell>
          <table:table-cell office:value-type="string" table:style-name="ce3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5755" table:style-name="ce2">
            <text:p>5755</text:p>
          </table:table-cell>
          <table:table-cell office:value-type="string" table:style-name="ce2">
            <text:p><text:span text:style-name="T1">91.90%</text:span></text:p>
          </table:table-cell>
          <table:table-cell office:value-type="float" office:value="4744" table:style-name="ce2">
            <text:p>4744</text:p>
          </table:table-cell>
          <table:table-cell office:value-type="float" office:value="27302900" table:style-name="ce2">
            <text:p>27302900</text:p>
          </table:table-cell>
          <table:table-cell office:value-type="float" office:value="42592191" table:style-name="ce2">
            <text:p>42592191</text:p>
          </table:table-cell>
          <table:table-cell office:value-type="float" office:value="77309540" table:style-name="ce1">
            <text:p>773095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-Nikko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華⼤飯店</text:span></text:p>
          </table:table-cell>
          <table:table-cell office:value-type="string" table:style-name="ce3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9422" table:style-name="ce2">
            <text:p>9422</text:p>
          </table:table-cell>
          <table:table-cell office:value-type="string" table:style-name="ce2">
            <text:p><text:span text:style-name="T1">50.15%</text:span></text:p>
          </table:table-cell>
          <table:table-cell office:value-type="float" office:value="3888" table:style-name="ce2">
            <text:p>3888</text:p>
          </table:table-cell>
          <table:table-cell office:value-type="float" office:value="36630000" table:style-name="ce2">
            <text:p>36630000</text:p>
          </table:table-cell>
          <table:table-cell office:value-type="float" office:value="53403000" table:style-name="ce2">
            <text:p>53403000</text:p>
          </table:table-cell>
          <table:table-cell office:value-type="float" office:value="108355000" table:style-name="ce1">
            <text:p>108355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悅酒店</text:span></text:p>
          </table:table-cell>
          <table:table-cell office:value-type="string" table:style-name="ce3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17796" table:style-name="ce2">
            <text:p>17796</text:p>
          </table:table-cell>
          <table:table-cell office:value-type="string" table:style-name="ce2">
            <text:p><text:span text:style-name="T1">67.54%</text:span></text:p>
          </table:table-cell>
          <table:table-cell office:value-type="float" office:value="6136" table:style-name="ce2">
            <text:p>6136</text:p>
          </table:table-cell>
          <table:table-cell office:value-type="float" office:value="109199042" table:style-name="ce2">
            <text:p>109199042</text:p>
          </table:table-cell>
          <table:table-cell office:value-type="float" office:value="118887789" table:style-name="ce2">
            <text:p>118887789</text:p>
          </table:table-cell>
          <table:table-cell office:value-type="float" office:value="256404959" table:style-name="ce1">
            <text:p>2564049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yatt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華酒店</text:span></text:p>
          </table:table-cell>
          <table:table-cell office:value-type="string" table:style-name="ce3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12604" table:style-name="ce2">
            <text:p>12604</text:p>
          </table:table-cell>
          <table:table-cell office:value-type="string" table:style-name="ce2">
            <text:p><text:span text:style-name="T1">75.57%</text:span></text:p>
          </table:table-cell>
          <table:table-cell office:value-type="float" office:value="5659" table:style-name="ce2">
            <text:p>5659</text:p>
          </table:table-cell>
          <table:table-cell office:value-type="float" office:value="71323172" table:style-name="ce2">
            <text:p>71323172</text:p>
          </table:table-cell>
          <table:table-cell office:value-type="float" office:value="212907208" table:style-name="ce2">
            <text:p>212907208</text:p>
          </table:table-cell>
          <table:table-cell office:value-type="float" office:value="340092294" table:style-name="ce1">
            <text:p>3400922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egent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⻄華⼤飯店</text:span></text:p>
          </table:table-cell>
          <table:table-cell office:value-type="string" table:style-name="ce3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7057" table:style-name="ce2">
            <text:p>7057</text:p>
          </table:table-cell>
          <table:table-cell office:value-type="string" table:style-name="ce2">
            <text:p><text:span text:style-name="T1">66.37%</text:span></text:p>
          </table:table-cell>
          <table:table-cell office:value-type="float" office:value="4589" table:style-name="ce2">
            <text:p>4589</text:p>
          </table:table-cell>
          <table:table-cell office:value-type="float" office:value="32385058" table:style-name="ce2">
            <text:p>32385058</text:p>
          </table:table-cell>
          <table:table-cell office:value-type="float" office:value="24295513" table:style-name="ce2">
            <text:p>24295513</text:p>
          </table:table-cell>
          <table:table-cell office:value-type="float" office:value="63248392" table:style-name="ce1">
            <text:p>632483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herwood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北遠東國際⼤飯店</text:span></text:p>
          </table:table-cell>
          <table:table-cell office:value-type="string" table:style-name="ce3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9442" table:style-name="ce2">
            <text:p>9442</text:p>
          </table:table-cell>
          <table:table-cell office:value-type="string" table:style-name="ce2">
            <text:p><text:span text:style-name="T1">72.52%</text:span></text:p>
          </table:table-cell>
          <table:table-cell office:value-type="float" office:value="6085" table:style-name="ce2">
            <text:p>6085</text:p>
          </table:table-cell>
          <table:table-cell office:value-type="float" office:value="57452160" table:style-name="ce2">
            <text:p>57452160</text:p>
          </table:table-cell>
          <table:table-cell office:value-type="float" office:value="70497048" table:style-name="ce2">
            <text:p>70497048</text:p>
          </table:table-cell>
          <table:table-cell office:value-type="float" office:value="145752253" table:style-name="ce1">
            <text:p>1457522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's</text:span><text:span text:style-name="T1"><text:s/>Far</text:span><text:span text:style-name="T1"><text:s/>Eastern</text:span><text:span text:style-name="T1"><text:s/>Plaza</text:span><text:span text:style-name="T1"><text:s/>Hotel,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信花園酒店</text:span></text:p>
          </table:table-cell>
          <table:table-cell office:value-type="string" table:style-name="ce3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4922" table:style-name="ce2">
            <text:p>4922</text:p>
          </table:table-cell>
          <table:table-cell office:value-type="string" table:style-name="ce2">
            <text:p><text:span text:style-name="T1">78.21%</text:span></text:p>
          </table:table-cell>
          <table:table-cell office:value-type="float" office:value="2174" table:style-name="ce2">
            <text:p>2174</text:p>
          </table:table-cell>
          <table:table-cell office:value-type="float" office:value="10700823" table:style-name="ce2">
            <text:p>10700823</text:p>
          </table:table-cell>
          <table:table-cell office:value-type="float" office:value="6040470" table:style-name="ce2">
            <text:p>6040470</text:p>
          </table:table-cell>
          <table:table-cell office:value-type="float" office:value="22592257" table:style-name="ce1">
            <text:p>225922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iramar</text:span><text:span text:style-name="T1"><text:s/>Garden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艾美酒店</text:span></text:p>
          </table:table-cell>
          <table:table-cell office:value-type="string" table:style-name="ce3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4085" table:style-name="ce2">
            <text:p>4085</text:p>
          </table:table-cell>
          <table:table-cell office:value-type="string" table:style-name="ce2">
            <text:p><text:span text:style-name="T1">82.36%</text:span></text:p>
          </table:table-cell>
          <table:table-cell office:value-type="float" office:value="9050" table:style-name="ce2">
            <text:p>9050</text:p>
          </table:table-cell>
          <table:table-cell office:value-type="float" office:value="36969805" table:style-name="ce2">
            <text:p>36969805</text:p>
          </table:table-cell>
          <table:table-cell office:value-type="float" office:value="75334492" table:style-name="ce2">
            <text:p>75334492</text:p>
          </table:table-cell>
          <table:table-cell office:value-type="float" office:value="129460951" table:style-name="ce1">
            <text:p>1294609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e</text:span><text:span text:style-name="T1"><text:s/>Meridien</text:span><text:span text:style-name="T1"><text:s/>Taipei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</text:span><text:span text:style-name="T1">W</text:span><text:span text:style-name="T2">飯店</text:span></text:p>
          </table:table-cell>
          <table:table-cell office:value-type="string" table:style-name="ce3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10332" table:style-name="ce2">
            <text:p>10332</text:p>
          </table:table-cell>
          <table:table-cell office:value-type="string" table:style-name="ce2">
            <text:p><text:span text:style-name="T1">82.29%</text:span></text:p>
          </table:table-cell>
          <table:table-cell office:value-type="float" office:value="8468" table:style-name="ce2">
            <text:p>8468</text:p>
          </table:table-cell>
          <table:table-cell office:value-type="float" office:value="87487377" table:style-name="ce2">
            <text:p>87487377</text:p>
          </table:table-cell>
          <table:table-cell office:value-type="float" office:value="67696006" table:style-name="ce2">
            <text:p>67696006</text:p>
          </table:table-cell>
          <table:table-cell office:value-type="float" office:value="175014977" table:style-name="ce1">
            <text:p>1750149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萬豪酒店</text:span></text:p>
          </table:table-cell>
          <table:table-cell office:value-type="string" table:style-name="ce3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8006" table:style-name="ce2">
            <text:p>8006</text:p>
          </table:table-cell>
          <table:table-cell office:value-type="string" table:style-name="ce2">
            <text:p><text:span text:style-name="T1">81.21%</text:span></text:p>
          </table:table-cell>
          <table:table-cell office:value-type="float" office:value="6590" table:style-name="ce2">
            <text:p>6590</text:p>
          </table:table-cell>
          <table:table-cell office:value-type="float" office:value="52757134" table:style-name="ce2">
            <text:p>52757134</text:p>
          </table:table-cell>
          <table:table-cell office:value-type="float" office:value="103519897" table:style-name="ce2">
            <text:p>103519897</text:p>
          </table:table-cell>
          <table:table-cell office:value-type="float" office:value="188938852" table:style-name="ce1">
            <text:p>1889388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Marriott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亞⼠都飯店</text:p>
          </table:table-cell>
          <table:table-cell office:value-type="string" table:style-name="ce3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415" table:style-name="ce2">
            <text:p>415</text:p>
          </table:table-cell>
          <table:table-cell office:value-type="string" table:style-name="ce2">
            <text:p><text:span text:style-name="T1">33.47%</text:span></text:p>
          </table:table-cell>
          <table:table-cell office:value-type="float" office:value="2440" table:style-name="ce2">
            <text:p>2440</text:p>
          </table:table-cell>
          <table:table-cell office:value-type="float" office:value="1012798" table:style-name="ce2">
            <text:p>1012798</text:p>
          </table:table-cell>
          <table:table-cell office:value-type="float" office:value="0" table:style-name="ce2">
            <text:p>0</text:p>
          </table:table-cell>
          <table:table-cell office:value-type="float" office:value="1012798" table:style-name="ce1">
            <text:p>10127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第一⼤飯店</text:span></text:p>
          </table:table-cell>
          <table:table-cell office:value-type="string" table:style-name="ce3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3274" table:style-name="ce2">
            <text:p>3274</text:p>
          </table:table-cell>
          <table:table-cell office:value-type="string" table:style-name="ce2">
            <text:p><text:span text:style-name="T1">60.01%</text:span></text:p>
          </table:table-cell>
          <table:table-cell office:value-type="float" office:value="1582" table:style-name="ce2">
            <text:p>1582</text:p>
          </table:table-cell>
          <table:table-cell office:value-type="float" office:value="5179945" table:style-name="ce2">
            <text:p>5179945</text:p>
          </table:table-cell>
          <table:table-cell office:value-type="float" office:value="2823546" table:style-name="ce2">
            <text:p>2823546</text:p>
          </table:table-cell>
          <table:table-cell office:value-type="float" office:value="27495718" table:style-name="ce1">
            <text:p>274957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irst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六福客棧</text:span></text:p>
          </table:table-cell>
          <table:table-cell office:value-type="string" table:style-name="ce3">
            <text:p>Taipei</text:p>
          </table:table-cell>
          <table:table-cell office:value-type="float" office:value="226" table:style-name="ce2">
            <text:p>226</text:p>
          </table:table-cell>
          <table:table-cell office:value-type="float" office:value="4823" table:style-name="ce2">
            <text:p>4823</text:p>
          </table:table-cell>
          <table:table-cell office:value-type="string" table:style-name="ce2">
            <text:p><text:span text:style-name="T1">68.84%</text:span></text:p>
          </table:table-cell>
          <table:table-cell office:value-type="float" office:value="1365" table:style-name="ce2">
            <text:p>1365</text:p>
          </table:table-cell>
          <table:table-cell office:value-type="float" office:value="6584555" table:style-name="ce2">
            <text:p>6584555</text:p>
          </table:table-cell>
          <table:table-cell office:value-type="float" office:value="6383551" table:style-name="ce2">
            <text:p>6383551</text:p>
          </table:table-cell>
          <table:table-cell office:value-type="float" office:value="14218405" table:style-name="ce1">
            <text:p>142184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ofoo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洛碁⼤飯店花華本館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882" table:style-name="ce2">
            <text:p>2882</text:p>
          </table:table-cell>
          <table:table-cell office:value-type="string" table:style-name="ce2">
            <text:p><text:span text:style-name="T1">83.01%</text:span></text:p>
          </table:table-cell>
          <table:table-cell office:value-type="float" office:value="1829" table:style-name="ce2">
            <text:p>1829</text:p>
          </table:table-cell>
          <table:table-cell office:value-type="float" office:value="5271034" table:style-name="ce2">
            <text:p>5271034</text:p>
          </table:table-cell>
          <table:table-cell office:value-type="float" office:value="0" table:style-name="ce2">
            <text:p>0</text:p>
          </table:table-cell>
          <table:table-cell office:value-type="float" office:value="5271034" table:style-name="ce1">
            <text:p>52710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ora</text:span><text:span text:style-name="T1"><text:s/>Hotel</text:span><text:span text:style-name="T1"><text:s/>Mai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華酒店</text:span></text:p>
          </table:table-cell>
          <table:table-cell office:value-type="string" table:style-name="ce3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910" table:style-name="ce2">
            <text:p>910</text:p>
          </table:table-cell>
          <table:table-cell office:value-type="string" table:style-name="ce2">
            <text:p><text:span text:style-name="T1">19.70%</text:span></text:p>
          </table:table-cell>
          <table:table-cell office:value-type="float" office:value="4806" table:style-name="ce2">
            <text:p>4806</text:p>
          </table:table-cell>
          <table:table-cell office:value-type="float" office:value="4373460" table:style-name="ce2">
            <text:p>4373460</text:p>
          </table:table-cell>
          <table:table-cell office:value-type="float" office:value="159789" table:style-name="ce2">
            <text:p>159789</text:p>
          </table:table-cell>
          <table:table-cell office:value-type="float" office:value="8506744" table:style-name="ce1">
            <text:p>85067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IHU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歐華酒店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1731" table:style-name="ce2">
            <text:p>1731</text:p>
          </table:table-cell>
          <table:table-cell office:value-type="string" table:style-name="ce2">
            <text:p><text:span text:style-name="T1">49.86%</text:span></text:p>
          </table:table-cell>
          <table:table-cell office:value-type="float" office:value="3023" table:style-name="ce2">
            <text:p>3023</text:p>
          </table:table-cell>
          <table:table-cell office:value-type="float" office:value="5233213" table:style-name="ce2">
            <text:p>5233213</text:p>
          </table:table-cell>
          <table:table-cell office:value-type="float" office:value="5310194" table:style-name="ce2">
            <text:p>5310194</text:p>
          </table:table-cell>
          <table:table-cell office:value-type="float" office:value="11743114" table:style-name="ce1">
            <text:p>117431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Rivier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慶泰⼤飯店</text:span></text:p>
          </table:table-cell>
          <table:table-cell office:value-type="string" table:style-name="ce3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3088" table:style-name="ce2">
            <text:p>3088</text:p>
          </table:table-cell>
          <table:table-cell office:value-type="string" table:style-name="ce2">
            <text:p><text:span text:style-name="T1">66.41%</text:span></text:p>
          </table:table-cell>
          <table:table-cell office:value-type="float" office:value="2791" table:style-name="ce2">
            <text:p>2791</text:p>
          </table:table-cell>
          <table:table-cell office:value-type="float" office:value="8620002" table:style-name="ce2">
            <text:p>8620002</text:p>
          </table:table-cell>
          <table:table-cell office:value-type="float" office:value="9021292" table:style-name="ce2">
            <text:p>9021292</text:p>
          </table:table-cell>
          <table:table-cell office:value-type="float" office:value="18147836" table:style-name="ce1">
            <text:p>181478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al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天成⼤飯店</text:span></text:p>
          </table:table-cell>
          <table:table-cell office:value-type="string" table:style-name="ce3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6575" table:style-name="ce2">
            <text:p>6575</text:p>
          </table:table-cell>
          <table:table-cell office:value-type="string" table:style-name="ce2">
            <text:p><text:span text:style-name="T1">94.27%</text:span></text:p>
          </table:table-cell>
          <table:table-cell office:value-type="float" office:value="3035" table:style-name="ce2">
            <text:p>3035</text:p>
          </table:table-cell>
          <table:table-cell office:value-type="float" office:value="19955503" table:style-name="ce2">
            <text:p>19955503</text:p>
          </table:table-cell>
          <table:table-cell office:value-type="float" office:value="51064293" table:style-name="ce2">
            <text:p>51064293</text:p>
          </table:table-cell>
          <table:table-cell office:value-type="float" office:value="76558510" table:style-name="ce1">
            <text:p>765585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osmos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福容⼤飯店 台北一館</text:p>
          </table:table-cell>
          <table:table-cell office:value-type="string" table:style-name="ce3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<text:span text:style-name="T1">51.08%</text:span></text:p>
          </table:table-cell>
          <table:table-cell office:value-type="float" office:value="3160" table:style-name="ce2">
            <text:p>3160</text:p>
          </table:table-cell>
          <table:table-cell office:value-type="float" office:value="6004200" table:style-name="ce2">
            <text:p>6004200</text:p>
          </table:table-cell>
          <table:table-cell office:value-type="float" office:value="16903106" table:style-name="ce2">
            <text:p>16903106</text:p>
          </table:table-cell>
          <table:table-cell office:value-type="float" office:value="24987634" table:style-name="ce1">
            <text:p>249876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ipei,Centra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⾸都⼤飯店</text:span></text:p>
          </table:table-cell>
          <table:table-cell office:value-type="string" table:style-name="ce3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1615" table:style-name="ce2">
            <text:p>1615</text:p>
          </table:table-cell>
          <table:table-cell office:value-type="string" table:style-name="ce2">
            <text:p><text:span text:style-name="T1">40.39%</text:span></text:p>
          </table:table-cell>
          <table:table-cell office:value-type="float" office:value="4640" table:style-name="ce2">
            <text:p>4640</text:p>
          </table:table-cell>
          <table:table-cell office:value-type="float" office:value="7493813" table:style-name="ce2">
            <text:p>7493813</text:p>
          </table:table-cell>
          <table:table-cell office:value-type="float" office:value="3393396" table:style-name="ce2">
            <text:p>3393396</text:p>
          </table:table-cell>
          <table:table-cell office:value-type="float" office:value="11031770" table:style-name="ce1">
            <text:p>110317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pital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品⼤酒店</text:span></text:p>
          </table:table-cell>
          <table:table-cell office:value-type="string" table:style-name="ce3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7014" table:style-name="ce2">
            <text:p>7014</text:p>
          </table:table-cell>
          <table:table-cell office:value-type="string" table:style-name="ce2">
            <text:p><text:span text:style-name="T1">79.11%</text:span></text:p>
          </table:table-cell>
          <table:table-cell office:value-type="float" office:value="4788" table:style-name="ce2">
            <text:p>4788</text:p>
          </table:table-cell>
          <table:table-cell office:value-type="float" office:value="33583467" table:style-name="ce2">
            <text:p>33583467</text:p>
          </table:table-cell>
          <table:table-cell office:value-type="float" office:value="63084456" table:style-name="ce2">
            <text:p>63084456</text:p>
          </table:table-cell>
          <table:table-cell office:value-type="float" office:value="101970044" table:style-name="ce1">
            <text:p>1019700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lais</text:span><text:span text:style-name="T1"><text:s/>De</text:span><text:span text:style-name="T1"><text:s/>Chine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花園⼤酒店</text:span></text:p>
          </table:table-cell>
          <table:table-cell office:value-type="string" table:style-name="ce3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6912" table:style-name="ce2">
            <text:p>6912</text:p>
          </table:table-cell>
          <table:table-cell office:value-type="string" table:style-name="ce2">
            <text:p><text:span text:style-name="T1">92.52%</text:span></text:p>
          </table:table-cell>
          <table:table-cell office:value-type="float" office:value="2346" table:style-name="ce2">
            <text:p>2346</text:p>
          </table:table-cell>
          <table:table-cell office:value-type="float" office:value="16215930" table:style-name="ce2">
            <text:p>16215930</text:p>
          </table:table-cell>
          <table:table-cell office:value-type="float" office:value="28505878" table:style-name="ce2">
            <text:p>28505878</text:p>
          </table:table-cell>
          <table:table-cell office:value-type="float" office:value="48894672" table:style-name="ce1">
            <text:p>488946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Garden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勝⽣加賀屋國際溫泉飯店</text:span></text:p>
          </table:table-cell>
          <table:table-cell office:value-type="string" table:style-name="ce3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1834" table:style-name="ce2">
            <text:p>1834</text:p>
          </table:table-cell>
          <table:table-cell office:value-type="string" table:style-name="ce2">
            <text:p><text:span text:style-name="T1">65.73%</text:span></text:p>
          </table:table-cell>
          <table:table-cell office:value-type="float" office:value="7910" table:style-name="ce2">
            <text:p>7910</text:p>
          </table:table-cell>
          <table:table-cell office:value-type="float" office:value="14507116" table:style-name="ce2">
            <text:p>14507116</text:p>
          </table:table-cell>
          <table:table-cell office:value-type="float" office:value="11516335" table:style-name="ce2">
            <text:p>11516335</text:p>
          </table:table-cell>
          <table:table-cell office:value-type="float" office:value="35764436" table:style-name="ce1">
            <text:p>357644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adium-Kagaya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麗禧溫泉酒店</text:span></text:p>
          </table:table-cell>
          <table:table-cell office:value-type="string" table:style-name="ce3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1523" table:style-name="ce2">
            <text:p>1523</text:p>
          </table:table-cell>
          <table:table-cell office:value-type="string" table:style-name="ce2">
            <text:p><text:span text:style-name="T1">74.44%</text:span></text:p>
          </table:table-cell>
          <table:table-cell office:value-type="float" office:value="14369" table:style-name="ce2">
            <text:p>14369</text:p>
          </table:table-cell>
          <table:table-cell office:value-type="float" office:value="21884592" table:style-name="ce2">
            <text:p>21884592</text:p>
          </table:table-cell>
          <table:table-cell office:value-type="float" office:value="10309699" table:style-name="ce2">
            <text:p>10309699</text:p>
          </table:table-cell>
          <table:table-cell office:value-type="float" office:value="40193798" table:style-name="ce1">
            <text:p>401937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View</text:span><text:span text:style-name="T1"><text:s/>Resort</text:span><text:span text:style-name="T1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舍艾麗酒店</text:span></text:p>
          </table:table-cell>
          <table:table-cell office:value-type="string" table:style-name="ce3">
            <text:p>Taipei</text:p>
          </table:table-cell>
          <table:table-cell office:value-type="float" office:value="234" table:style-name="ce2">
            <text:p>234</text:p>
          </table:table-cell>
          <table:table-cell office:value-type="float" office:value="5920" table:style-name="ce2">
            <text:p>5920</text:p>
          </table:table-cell>
          <table:table-cell office:value-type="string" table:style-name="ce2">
            <text:p><text:span text:style-name="T1">81.61%</text:span></text:p>
          </table:table-cell>
          <table:table-cell office:value-type="float" office:value="6471" table:style-name="ce2">
            <text:p>6471</text:p>
          </table:table-cell>
          <table:table-cell office:value-type="float" office:value="38305964" table:style-name="ce2">
            <text:p>38305964</text:p>
          </table:table-cell>
          <table:table-cell office:value-type="float" office:value="26908305" table:style-name="ce2">
            <text:p>26908305</text:p>
          </table:table-cell>
          <table:table-cell office:value-type="float" office:value="71895499" table:style-name="ce1">
            <text:p>718954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mble</text:span><text:span text:style-name="T1"><text:s/>House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老爺酒店</text:span></text:p>
          </table:table-cell>
          <table:table-cell office:value-type="string" table:style-name="ce3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1061" table:style-name="ce2">
            <text:p>1061</text:p>
          </table:table-cell>
          <table:table-cell office:value-type="string" table:style-name="ce2">
            <text:p><text:span text:style-name="T1">68.45%</text:span></text:p>
          </table:table-cell>
          <table:table-cell office:value-type="float" office:value="6004" table:style-name="ce2">
            <text:p>6004</text:p>
          </table:table-cell>
          <table:table-cell office:value-type="float" office:value="6369744" table:style-name="ce2">
            <text:p>6369744</text:p>
          </table:table-cell>
          <table:table-cell office:value-type="float" office:value="2872010" table:style-name="ce2">
            <text:p>2872010</text:p>
          </table:table-cell>
          <table:table-cell office:value-type="float" office:value="10662682" table:style-name="ce1">
            <text:p>106626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台北有園飯店</text:p>
          </table:table-cell>
          <table:table-cell office:value-type="string" table:style-name="ce3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1410" table:style-name="ce2">
            <text:p>1410</text:p>
          </table:table-cell>
          <table:table-cell office:value-type="string" table:style-name="ce2">
            <text:p><text:span text:style-name="T1">81.22%</text:span></text:p>
          </table:table-cell>
          <table:table-cell office:value-type="float" office:value="2497" table:style-name="ce2">
            <text:p>2497</text:p>
          </table:table-cell>
          <table:table-cell office:value-type="float" office:value="3521263" table:style-name="ce2">
            <text:p>3521263</text:p>
          </table:table-cell>
          <table:table-cell office:value-type="float" office:value="272015" table:style-name="ce2">
            <text:p>272015</text:p>
          </table:table-cell>
          <table:table-cell office:value-type="float" office:value="3900813" table:style-name="ce1">
            <text:p>39008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合尊酒店</text:span></text:p>
          </table:table-cell>
          <table:table-cell office:value-type="string" table:style-name="ce3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2530" table:style-name="ce2">
            <text:p>2530</text:p>
          </table:table-cell>
          <table:table-cell office:value-type="string" table:style-name="ce2">
            <text:p><text:span text:style-name="T1">80.80%</text:span></text:p>
          </table:table-cell>
          <table:table-cell office:value-type="float" office:value="3979" table:style-name="ce2">
            <text:p>3979</text:p>
          </table:table-cell>
          <table:table-cell office:value-type="float" office:value="10067463" table:style-name="ce2">
            <text:p>10067463</text:p>
          </table:table-cell>
          <table:table-cell office:value-type="float" office:value="5606763" table:style-name="ce2">
            <text:p>5606763</text:p>
          </table:table-cell>
          <table:table-cell office:value-type="float" office:value="17327700" table:style-name="ce1">
            <text:p>173277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中⼭雅樂軒酒店</text:span></text:p>
          </table:table-cell>
          <table:table-cell office:value-type="string" table:style-name="ce3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2232" table:style-name="ce2">
            <text:p>2232</text:p>
          </table:table-cell>
          <table:table-cell office:value-type="string" table:style-name="ce2">
            <text:p><text:span text:style-name="T1">81.82%</text:span></text:p>
          </table:table-cell>
          <table:table-cell office:value-type="float" office:value="4174" table:style-name="ce2">
            <text:p>4174</text:p>
          </table:table-cell>
          <table:table-cell office:value-type="float" office:value="9316124" table:style-name="ce2">
            <text:p>9316124</text:p>
          </table:table-cell>
          <table:table-cell office:value-type="float" office:value="555174" table:style-name="ce2">
            <text:p>555174</text:p>
          </table:table-cell>
          <table:table-cell office:value-type="float" office:value="10941799" table:style-name="ce1">
            <text:p>109417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oft</text:span><text:span text:style-name="T1"><text:s/>Taipei</text:span><text:span text:style-name="T1"><text:s/>Zhongsha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王⼤飯店</text:span></text:p>
          </table:table-cell>
          <table:table-cell office:value-type="string" table:style-name="ce3">
            <text:p>Kaohsiung</text:p>
          </table:table-cell>
          <table:table-cell office:value-type="float" office:value="297" table:style-name="ce2">
            <text:p>297</text:p>
          </table:table-cell>
          <table:table-cell office:value-type="float" office:value="3168" table:style-name="ce2">
            <text:p>3168</text:p>
          </table:table-cell>
          <table:table-cell office:value-type="string" table:style-name="ce2">
            <text:p><text:span text:style-name="T1">34.41%</text:span></text:p>
          </table:table-cell>
          <table:table-cell office:value-type="float" office:value="1389" table:style-name="ce2">
            <text:p>1389</text:p>
          </table:table-cell>
          <table:table-cell office:value-type="float" office:value="4401376" table:style-name="ce2">
            <text:p>4401376</text:p>
          </table:table-cell>
          <table:table-cell office:value-type="float" office:value="3462012" table:style-name="ce2">
            <text:p>3462012</text:p>
          </table:table-cell>
          <table:table-cell office:value-type="float" office:value="8163524" table:style-name="ce1">
            <text:p>81635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ingdom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園⼤飯店</text:span></text:p>
          </table:table-cell>
          <table:table-cell office:value-type="string" table:style-name="ce3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3403" table:style-name="ce2">
            <text:p>3403</text:p>
          </table:table-cell>
          <table:table-cell office:value-type="string" table:style-name="ce2">
            <text:p><text:span text:style-name="T1">40.81%</text:span></text:p>
          </table:table-cell>
          <table:table-cell office:value-type="float" office:value="1451" table:style-name="ce2">
            <text:p>1451</text:p>
          </table:table-cell>
          <table:table-cell office:value-type="float" office:value="4939438" table:style-name="ce2">
            <text:p>4939438</text:p>
          </table:table-cell>
          <table:table-cell office:value-type="float" office:value="4522777" table:style-name="ce2">
            <text:p>4522777</text:p>
          </table:table-cell>
          <table:table-cell office:value-type="float" office:value="9783253" table:style-name="ce1">
            <text:p>978325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Hotel Holiday Garden Kaohsiung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國賓⼤飯店</text:span></text:p>
          </table:table-cell>
          <table:table-cell office:value-type="string" table:style-name="ce3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11528" table:style-name="ce2">
            <text:p>11528</text:p>
          </table:table-cell>
          <table:table-cell office:value-type="string" table:style-name="ce2">
            <text:p><text:span text:style-name="T1">82.09%</text:span></text:p>
          </table:table-cell>
          <table:table-cell office:value-type="float" office:value="2068" table:style-name="ce2">
            <text:p>2068</text:p>
          </table:table-cell>
          <table:table-cell office:value-type="float" office:value="23845370" table:style-name="ce2">
            <text:p>23845370</text:p>
          </table:table-cell>
          <table:table-cell office:value-type="float" office:value="44144277" table:style-name="ce2">
            <text:p>44144277</text:p>
          </table:table-cell>
          <table:table-cell office:value-type="float" office:value="70138340" table:style-name="ce1">
            <text:p>70138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漢來⼤飯店</text:span></text:p>
          </table:table-cell>
          <table:table-cell office:value-type="string" table:style-name="ce3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11190" table:style-name="ce2">
            <text:p>11190</text:p>
          </table:table-cell>
          <table:table-cell office:value-type="string" table:style-name="ce2">
            <text:p><text:span text:style-name="T1">67.47%</text:span></text:p>
          </table:table-cell>
          <table:table-cell office:value-type="float" office:value="3065" table:style-name="ce2">
            <text:p>3065</text:p>
          </table:table-cell>
          <table:table-cell office:value-type="float" office:value="34299883" table:style-name="ce2">
            <text:p>34299883</text:p>
          </table:table-cell>
          <table:table-cell office:value-type="float" office:value="81789249" table:style-name="ce2">
            <text:p>81789249</text:p>
          </table:table-cell>
          <table:table-cell office:value-type="float" office:value="133397485" table:style-name="ce1">
            <text:p>1333974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I-LAI</text:span><text:span text:style-name="T1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⾼雄福華⼤飯店</text:p>
          </table:table-cell>
          <table:table-cell office:value-type="string" table:style-name="ce3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6903" table:style-name="ce2">
            <text:p>6903</text:p>
          </table:table-cell>
          <table:table-cell office:value-type="string" table:style-name="ce2">
            <text:p><text:span text:style-name="T1">82.17%</text:span></text:p>
          </table:table-cell>
          <table:table-cell office:value-type="float" office:value="2270" table:style-name="ce2">
            <text:p>2270</text:p>
          </table:table-cell>
          <table:table-cell office:value-type="float" office:value="15667377" table:style-name="ce2">
            <text:p>15667377</text:p>
          </table:table-cell>
          <table:table-cell office:value-type="float" office:value="26933808" table:style-name="ce2">
            <text:p>26933808</text:p>
          </table:table-cell>
          <table:table-cell office:value-type="float" office:value="46004923" table:style-name="ce1">
            <text:p>460049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text:span text:style-name="T1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君鴻國際酒店</text:span></text:p>
          </table:table-cell>
          <table:table-cell office:value-type="string" table:style-name="ce3">
            <text:p>Kaohsiung</text:p>
          </table:table-cell>
          <table:table-cell office:value-type="float" office:value="585" table:style-name="ce2">
            <text:p>585</text:p>
          </table:table-cell>
          <table:table-cell office:value-type="float" office:value="9682" table:style-name="ce2">
            <text:p>9682</text:p>
          </table:table-cell>
          <table:table-cell office:value-type="string" table:style-name="ce2">
            <text:p><text:span text:style-name="T1">53.39%</text:span></text:p>
          </table:table-cell>
          <table:table-cell office:value-type="float" office:value="2526" table:style-name="ce2">
            <text:p>2526</text:p>
          </table:table-cell>
          <table:table-cell office:value-type="float" office:value="24460377" table:style-name="ce2">
            <text:p>24460377</text:p>
          </table:table-cell>
          <table:table-cell office:value-type="float" office:value="33896625" table:style-name="ce2">
            <text:p>33896625</text:p>
          </table:table-cell>
          <table:table-cell office:value-type="float" office:value="70736283" table:style-name="ce1">
            <text:p>707362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85</text:span><text:span text:style-name="T1"><text:s/>SKY</text:span><text:span text:style-name="T1"><text:s/>TOWER</text:span><text:span text:style-name="T1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軒國際⼤飯店</text:span></text:p>
          </table:table-cell>
          <table:table-cell office:value-type="string" table:style-name="ce3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7761" table:style-name="ce2">
            <text:p>7761</text:p>
          </table:table-cell>
          <table:table-cell office:value-type="string" table:style-name="ce2">
            <text:p><text:span text:style-name="T1">65.88%</text:span></text:p>
          </table:table-cell>
          <table:table-cell office:value-type="float" office:value="1980" table:style-name="ce2">
            <text:p>1980</text:p>
          </table:table-cell>
          <table:table-cell office:value-type="float" office:value="15367840" table:style-name="ce2">
            <text:p>15367840</text:p>
          </table:table-cell>
          <table:table-cell office:value-type="float" office:value="21611955" table:style-name="ce2">
            <text:p>21611955</text:p>
          </table:table-cell>
          <table:table-cell office:value-type="float" office:value="38010931" table:style-name="ce1">
            <text:p>380109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an-Hsien</text:span><text:span text:style-name="T1"><text:s/>lnternational</text:span><text:span text:style-name="T1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麗尊⼤酒店</text:span></text:p>
          </table:table-cell>
          <table:table-cell office:value-type="string" table:style-name="ce3">
            <text:p>Kaohsiung</text:p>
          </table:table-cell>
          <table:table-cell office:value-type="float" office:value="198" table:style-name="ce2">
            <text:p>198</text:p>
          </table:table-cell>
          <table:table-cell office:value-type="float" office:value="3935" table:style-name="ce2">
            <text:p>3935</text:p>
          </table:table-cell>
          <table:table-cell office:value-type="string" table:style-name="ce2">
            <text:p><text:span text:style-name="T1">64.11%</text:span></text:p>
          </table:table-cell>
          <table:table-cell office:value-type="float" office:value="2195" table:style-name="ce2">
            <text:p>2195</text:p>
          </table:table-cell>
          <table:table-cell office:value-type="float" office:value="8636135" table:style-name="ce2">
            <text:p>8636135</text:p>
          </table:table-cell>
          <table:table-cell office:value-type="float" office:value="21249217" table:style-name="ce2">
            <text:p>21249217</text:p>
          </table:table-cell>
          <table:table-cell office:value-type="float" office:value="31594009" table:style-name="ce1">
            <text:p>315940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es</text:span><text:span text:style-name="T1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⼤皇家酒店</text:span></text:p>
          </table:table-cell>
          <table:table-cell office:value-type="string" table:style-name="ce3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10649" table:style-name="ce2">
            <text:p>10649</text:p>
          </table:table-cell>
          <table:table-cell office:value-type="string" table:style-name="ce2">
            <text:p><text:span text:style-name="T1">52.37%</text:span></text:p>
          </table:table-cell>
          <table:table-cell office:value-type="float" office:value="2838" table:style-name="ce2">
            <text:p>2838</text:p>
          </table:table-cell>
          <table:table-cell office:value-type="float" office:value="30221862" table:style-name="ce2">
            <text:p>30221862</text:p>
          </table:table-cell>
          <table:table-cell office:value-type="float" office:value="28932153" table:style-name="ce2">
            <text:p>28932153</text:p>
          </table:table-cell>
          <table:table-cell office:value-type="float" office:value="62934921" table:style-name="ce1">
            <text:p>629349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-DA</text:span><text:span text:style-name="T1"><text:s/>Royal</text:span><text:span text:style-name="T1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英國際⾏館</text:span></text:p>
          </table:table-cell>
          <table:table-cell office:value-type="string" table:style-name="ce3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799" table:style-name="ce2">
            <text:p>799</text:p>
          </table:table-cell>
          <table:table-cell office:value-type="string" table:style-name="ce2">
            <text:p><text:span text:style-name="T1">17.53%</text:span></text:p>
          </table:table-cell>
          <table:table-cell office:value-type="float" office:value="7018" table:style-name="ce2">
            <text:p>7018</text:p>
          </table:table-cell>
          <table:table-cell office:value-type="float" office:value="5607746" table:style-name="ce2">
            <text:p>5607746</text:p>
          </table:table-cell>
          <table:table-cell office:value-type="float" office:value="10537922" table:style-name="ce2">
            <text:p>10537922</text:p>
          </table:table-cell>
          <table:table-cell office:value-type="float" office:value="19079534" table:style-name="ce1">
            <text:p>190795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Club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⾼雄</text:span></text:p>
          </table:table-cell>
          <table:table-cell office:value-type="string" table:style-name="ce3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4550" table:style-name="ce2">
            <text:p>4550</text:p>
          </table:table-cell>
          <table:table-cell office:value-type="string" table:style-name="ce2">
            <text:p><text:span text:style-name="T1">58.71%</text:span></text:p>
          </table:table-cell>
          <table:table-cell office:value-type="float" office:value="1967" table:style-name="ce2">
            <text:p>1967</text:p>
          </table:table-cell>
          <table:table-cell office:value-type="float" office:value="8949190" table:style-name="ce2">
            <text:p>8949190</text:p>
          </table:table-cell>
          <table:table-cell office:value-type="float" office:value="8826472" table:style-name="ce2">
            <text:p>8826472</text:p>
          </table:table-cell>
          <table:table-cell office:value-type="float" office:value="17778060" table:style-name="ce1">
            <text:p>177780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⾦典酒店</text:span>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5477" table:style-name="ce2">
            <text:p>5477</text:p>
          </table:table-cell>
          <table:table-cell office:value-type="string" table:style-name="ce2">
            <text:p><text:span text:style-name="T1">79.58%</text:span></text:p>
          </table:table-cell>
          <table:table-cell office:value-type="float" office:value="2987" table:style-name="ce2">
            <text:p>2987</text:p>
          </table:table-cell>
          <table:table-cell office:value-type="float" office:value="16358344" table:style-name="ce2">
            <text:p>16358344</text:p>
          </table:table-cell>
          <table:table-cell office:value-type="float" office:value="28262669" table:style-name="ce2">
            <text:p>28262669</text:p>
          </table:table-cell>
          <table:table-cell office:value-type="float" office:value="56691313" table:style-name="ce1">
            <text:p>566913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plendor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福華⼤飯店</text:span>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2909" table:style-name="ce2">
            <text:p>2909</text:p>
          </table:table-cell>
          <table:table-cell office:value-type="string" table:style-name="ce2">
            <text:p><text:span text:style-name="T1">60.54%</text:span></text:p>
          </table:table-cell>
          <table:table-cell office:value-type="float" office:value="2762" table:style-name="ce2">
            <text:p>2762</text:p>
          </table:table-cell>
          <table:table-cell office:value-type="float" office:value="8033352" table:style-name="ce2">
            <text:p>8033352</text:p>
          </table:table-cell>
          <table:table-cell office:value-type="float" office:value="17549113" table:style-name="ce2">
            <text:p>17549113</text:p>
          </table:table-cell>
          <table:table-cell office:value-type="float" office:value="29085683" table:style-name="ce1">
            <text:p>290856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rince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台中</text:span><text:span text:style-name="T1">)</text:span>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8697" table:style-name="ce2">
            <text:p>8697</text:p>
          </table:table-cell>
          <table:table-cell office:value-type="string" table:style-name="ce2">
            <text:p><text:span text:style-name="T1">79.25%</text:span></text:p>
          </table:table-cell>
          <table:table-cell office:value-type="float" office:value="2352" table:style-name="ce2">
            <text:p>2352</text:p>
          </table:table-cell>
          <table:table-cell office:value-type="float" office:value="20454370" table:style-name="ce2">
            <text:p>20454370</text:p>
          </table:table-cell>
          <table:table-cell office:value-type="float" office:value="38703192" table:style-name="ce2">
            <text:p>38703192</text:p>
          </table:table-cell>
          <table:table-cell office:value-type="float" office:value="65314212" table:style-name="ce1">
            <text:p>653142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Taichung)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海灣藝術酒店</text:span></text:p>
          </table:table-cell>
          <table:table-cell office:value-type="string" table:style-name="ce2">
            <text:p>Taichung</text:p>
          </table:table-cell>
          <table:table-cell office:value-type="float" office:value="228" table:style-name="ce2">
            <text:p>228</text:p>
          </table:table-cell>
          <table:table-cell office:value-type="float" office:value="1157" table:style-name="ce2">
            <text:p>1157</text:p>
          </table:table-cell>
          <table:table-cell office:value-type="string" table:style-name="ce2">
            <text:p><text:span text:style-name="T1">16.37%</text:span></text:p>
          </table:table-cell>
          <table:table-cell office:value-type="float" office:value="1389" table:style-name="ce2">
            <text:p>1389</text:p>
          </table:table-cell>
          <table:table-cell office:value-type="float" office:value="1606962" table:style-name="ce2">
            <text:p>1606962</text:p>
          </table:table-cell>
          <table:table-cell office:value-type="float" office:value="1414501" table:style-name="ce2">
            <text:p>1414501</text:p>
          </table:table-cell>
          <table:table-cell office:value-type="float" office:value="3021463" table:style-name="ce1">
            <text:p>30214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iONE</text:span><text:span text:style-name="T1"><text:s/>GALLERY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全國⼤飯店</text:span>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3234" table:style-name="ce2">
            <text:p>3234</text:p>
          </table:table-cell>
          <table:table-cell office:value-type="string" table:style-name="ce2">
            <text:p><text:span text:style-name="T1">58.61%</text:span></text:p>
          </table:table-cell>
          <table:table-cell office:value-type="float" office:value="2267" table:style-name="ce2">
            <text:p>2267</text:p>
          </table:table-cell>
          <table:table-cell office:value-type="float" office:value="7331283" table:style-name="ce2">
            <text:p>7331283</text:p>
          </table:table-cell>
          <table:table-cell office:value-type="float" office:value="21281130" table:style-name="ce2">
            <text:p>21281130</text:p>
          </table:table-cell>
          <table:table-cell office:value-type="float" office:value="32551212" table:style-name="ce1">
            <text:p>325512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Nationa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裕元花園酒店</text:span>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3755" table:style-name="ce2">
            <text:p>3755</text:p>
          </table:table-cell>
          <table:table-cell office:value-type="string" table:style-name="ce2">
            <text:p><text:span text:style-name="T1">81.29%</text:span></text:p>
          </table:table-cell>
          <table:table-cell office:value-type="float" office:value="3215" table:style-name="ce2">
            <text:p>3215</text:p>
          </table:table-cell>
          <table:table-cell office:value-type="float" office:value="12072386" table:style-name="ce2">
            <text:p>12072386</text:p>
          </table:table-cell>
          <table:table-cell office:value-type="float" office:value="33325514" table:style-name="ce2">
            <text:p>33325514</text:p>
          </table:table-cell>
          <table:table-cell office:value-type="float" office:value="50518071" table:style-name="ce1">
            <text:p>505180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inds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港酒店</text:span>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3600" table:style-name="ce2">
            <text:p>3600</text:p>
          </table:table-cell>
          <table:table-cell office:value-type="string" table:style-name="ce2">
            <text:p><text:span text:style-name="T1">58.06%</text:span></text:p>
          </table:table-cell>
          <table:table-cell office:value-type="float" office:value="2517" table:style-name="ce2">
            <text:p>2517</text:p>
          </table:table-cell>
          <table:table-cell office:value-type="float" office:value="9060858" table:style-name="ce2">
            <text:p>9060858</text:p>
          </table:table-cell>
          <table:table-cell office:value-type="float" office:value="3002201" table:style-name="ce2">
            <text:p>3002201</text:p>
          </table:table-cell>
          <table:table-cell office:value-type="float" office:value="13022981" table:style-name="ce1">
            <text:p>1302298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Taichung Harbor Hotel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亞⼠都飯店</text:span></text:p>
          </table:table-cell>
          <table:table-cell office:value-type="string" table:style-name="ce3">
            <text:p>Hualien</text:p>
          </table:table-cell>
          <table:table-cell office:value-type="float" office:value="167" table:style-name="ce2">
            <text:p>167</text:p>
          </table:table-cell>
          <table:table-cell office:value-type="float" office:value="1949" table:style-name="ce2">
            <text:p>1949</text:p>
          </table:table-cell>
          <table:table-cell office:value-type="string" table:style-name="ce2">
            <text:p><text:span text:style-name="T1">37.65%</text:span></text:p>
          </table:table-cell>
          <table:table-cell office:value-type="float" office:value="1088" table:style-name="ce2">
            <text:p>1088</text:p>
          </table:table-cell>
          <table:table-cell office:value-type="float" office:value="2121095" table:style-name="ce2">
            <text:p>2121095</text:p>
          </table:table-cell>
          <table:table-cell office:value-type="float" office:value="531544" table:style-name="ce2">
            <text:p>531544</text:p>
          </table:table-cell>
          <table:table-cell office:value-type="float" office:value="2682639" table:style-name="ce1">
            <text:p>26826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3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翰品酒店</text:span></text:p>
          </table:table-cell>
          <table:table-cell office:value-type="string" table:style-name="ce3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3899" table:style-name="ce2">
            <text:p>3899</text:p>
          </table:table-cell>
          <table:table-cell office:value-type="string" table:style-name="ce2">
            <text:p><text:span text:style-name="T1">63.84%</text:span></text:p>
          </table:table-cell>
          <table:table-cell office:value-type="float" office:value="2202" table:style-name="ce2">
            <text:p>2202</text:p>
          </table:table-cell>
          <table:table-cell office:value-type="float" office:value="8586366" table:style-name="ce2">
            <text:p>8586366</text:p>
          </table:table-cell>
          <table:table-cell office:value-type="float" office:value="12161583" table:style-name="ce2">
            <text:p>12161583</text:p>
          </table:table-cell>
          <table:table-cell office:value-type="float" office:value="21812823" table:style-name="ce1">
            <text:p>218128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alien</text:span><text:span text:style-name="T1"><text:s/>Chateau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3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侖⼤飯店</text:span></text:p>
          </table:table-cell>
          <table:table-cell office:value-type="string" table:style-name="ce3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6102" table:style-name="ce2">
            <text:p>6102</text:p>
          </table:table-cell>
          <table:table-cell office:value-type="string" table:style-name="ce2">
            <text:p><text:span text:style-name="T1">57.39%</text:span></text:p>
          </table:table-cell>
          <table:table-cell office:value-type="float" office:value="1965" table:style-name="ce2">
            <text:p>1965</text:p>
          </table:table-cell>
          <table:table-cell office:value-type="float" office:value="11987558" table:style-name="ce2">
            <text:p>11987558</text:p>
          </table:table-cell>
          <table:table-cell office:value-type="float" office:value="9789172" table:style-name="ce2">
            <text:p>9789172</text:p>
          </table:table-cell>
          <table:table-cell office:value-type="float" office:value="22284687" table:style-name="ce1">
            <text:p>222846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rkview</text:span><text:span text:style-name="T1"><text:s/>Hotel</text:span></text:p>
          </table:table-cell>
          <table:table-cell office:value-type="string" table:style-name="ce3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雄悅來⼤飯店</text:span></text:p>
          </table:table-cell>
          <table:table-cell office:value-type="string" table:style-name="ce3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3575" table:style-name="ce2">
            <text:p>3575</text:p>
          </table:table-cell>
          <table:table-cell office:value-type="string" table:style-name="ce2">
            <text:p><text:span text:style-name="T1">30.27%</text:span></text:p>
          </table:table-cell>
          <table:table-cell office:value-type="float" office:value="3185" table:style-name="ce2">
            <text:p>3185</text:p>
          </table:table-cell>
          <table:table-cell office:value-type="float" office:value="11388145" table:style-name="ce2">
            <text:p>11388145</text:p>
          </table:table-cell>
          <table:table-cell office:value-type="float" office:value="9913363" table:style-name="ce2">
            <text:p>9913363</text:p>
          </table:table-cell>
          <table:table-cell office:value-type="float" office:value="25326554" table:style-name="ce1">
            <text:p>2532655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arglory Hotel, Hualien</text:p>
          </table:table-cell>
          <table:table-cell office:value-type="string" table:style-name="ce3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瑞穗春天國際觀光酒店</text:span></text:p>
          </table:table-cell>
          <table:table-cell office:value-type="string" table:style-name="ce3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956" table:style-name="ce2">
            <text:p>956</text:p>
          </table:table-cell>
          <table:table-cell office:value-type="string" table:style-name="ce2">
            <text:p><text:span text:style-name="T1">15.58%</text:span></text:p>
          </table:table-cell>
          <table:table-cell office:value-type="float" office:value="5649" table:style-name="ce2">
            <text:p>5649</text:p>
          </table:table-cell>
          <table:table-cell office:value-type="float" office:value="5400488" table:style-name="ce2">
            <text:p>5400488</text:p>
          </table:table-cell>
          <table:table-cell office:value-type="float" office:value="3129713" table:style-name="ce2">
            <text:p>3129713</text:p>
          </table:table-cell>
          <table:table-cell office:value-type="float" office:value="9861841" table:style-name="ce1">
            <text:p>98618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Cosmos</text:span><text:span text:style-name="T1"><text:s/>Resort</text:span><text:span text:style-name="T1"><text:s/>Ruisui,Hualien</text:span></text:p>
          </table:table-cell>
          <table:table-cell office:value-type="string" table:style-name="ce3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悅國際飯店</text:span><text:span text:style-name="T1">(</text:span><text:span text:style-name="T2">原桃園⼤飯店</text:span><text:span text:style-name="T1">)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388" table:style-name="ce2">
            <text:p>388</text:p>
          </table:table-cell>
          <table:table-cell office:value-type="float" office:value="6326" table:style-name="ce2">
            <text:p>6326</text:p>
          </table:table-cell>
          <table:table-cell office:value-type="string" table:style-name="ce2">
            <text:p><text:span text:style-name="T1">52.59%</text:span></text:p>
          </table:table-cell>
          <table:table-cell office:value-type="float" office:value="1673" table:style-name="ce2">
            <text:p>1673</text:p>
          </table:table-cell>
          <table:table-cell office:value-type="float" office:value="10583954" table:style-name="ce2">
            <text:p>10583954</text:p>
          </table:table-cell>
          <table:table-cell office:value-type="float" office:value="9057050" table:style-name="ce2">
            <text:p>9057050</text:p>
          </table:table-cell>
          <table:table-cell office:value-type="float" office:value="20901659" table:style-name="ce1">
            <text:p>209016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leasant</text:span><text:span text:style-name="T1"><text:s/>Hotels</text:span><text:span text:style-name="T1"><text:s/>International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天際⼤飯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6183" table:style-name="ce2">
            <text:p>6183</text:p>
          </table:table-cell>
          <table:table-cell office:value-type="string" table:style-name="ce2">
            <text:p><text:span text:style-name="T1">79.78%</text:span></text:p>
          </table:table-cell>
          <table:table-cell office:value-type="float" office:value="2260" table:style-name="ce2">
            <text:p>2260</text:p>
          </table:table-cell>
          <table:table-cell office:value-type="float" office:value="13976085" table:style-name="ce2">
            <text:p>13976085</text:p>
          </table:table-cell>
          <table:table-cell office:value-type="float" office:value="31216482" table:style-name="ce2">
            <text:p>31216482</text:p>
          </table:table-cell>
          <table:table-cell office:value-type="float" office:value="45878276" table:style-name="ce1">
            <text:p>458782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Ｍ</text:span><text:span text:style-name="T1">onarch-Skyline</text:span><text:span text:style-name="T1"><text:s/>Hotel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桃禧航空城酒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187" table:style-name="ce2">
            <text:p>187</text:p>
          </table:table-cell>
          <table:table-cell office:value-type="float" office:value="3191" table:style-name="ce2">
            <text:p>3191</text:p>
          </table:table-cell>
          <table:table-cell office:value-type="string" table:style-name="ce2">
            <text:p><text:span text:style-name="T1">55.05%</text:span></text:p>
          </table:table-cell>
          <table:table-cell office:value-type="float" office:value="2576" table:style-name="ce2">
            <text:p>2576</text:p>
          </table:table-cell>
          <table:table-cell office:value-type="float" office:value="8219319" table:style-name="ce2">
            <text:p>8219319</text:p>
          </table:table-cell>
          <table:table-cell office:value-type="float" office:value="15695322" table:style-name="ce2">
            <text:p>15695322</text:p>
          </table:table-cell>
          <table:table-cell office:value-type="float" office:value="25133602" table:style-name="ce1">
            <text:p>251336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ORCHARD</text:span><text:span text:style-name="T1"><text:s/>PARK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南⽅莊園渡假飯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2317" table:style-name="ce2">
            <text:p>2317</text:p>
          </table:table-cell>
          <table:table-cell office:value-type="string" table:style-name="ce2">
            <text:p><text:span text:style-name="T1">67.34%</text:span></text:p>
          </table:table-cell>
          <table:table-cell office:value-type="float" office:value="4021" table:style-name="ce2">
            <text:p>4021</text:p>
          </table:table-cell>
          <table:table-cell office:value-type="float" office:value="9316575" table:style-name="ce2">
            <text:p>9316575</text:p>
          </table:table-cell>
          <table:table-cell office:value-type="float" office:value="24350575" table:style-name="ce2">
            <text:p>24350575</text:p>
          </table:table-cell>
          <table:table-cell office:value-type="float" office:value="39902931" table:style-name="ce1">
            <text:p>399029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outh</text:span><text:span text:style-name="T1"><text:s/>Gardens</text:span><text:span text:style-name="T1"><text:s/>Resort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諾富特華航桃園機場飯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11002" table:style-name="ce2">
            <text:p>11002</text:p>
          </table:table-cell>
          <table:table-cell office:value-type="string" table:style-name="ce2">
            <text:p><text:span text:style-name="T1">68.78%</text:span></text:p>
          </table:table-cell>
          <table:table-cell office:value-type="float" office:value="2793" table:style-name="ce2">
            <text:p>2793</text:p>
          </table:table-cell>
          <table:table-cell office:value-type="float" office:value="30730048" table:style-name="ce2">
            <text:p>30730048</text:p>
          </table:table-cell>
          <table:table-cell office:value-type="float" office:value="12841805" table:style-name="ce2">
            <text:p>12841805</text:p>
          </table:table-cell>
          <table:table-cell office:value-type="float" office:value="48650487" table:style-name="ce1">
            <text:p>486504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ovotel</text:span><text:span text:style-name="T1"><text:s/>Taipei</text:span><text:span text:style-name="T1"><text:s/>Taoyuan</text:span><text:span text:style-name="T1"><text:s/>International</text:span><text:span text:style-name="T1"><text:s/>Airport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喜來登⼤飯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10187" table:style-name="ce2">
            <text:p>10187</text:p>
          </table:table-cell>
          <table:table-cell office:value-type="string" table:style-name="ce2">
            <text:p><text:span text:style-name="T1">85.13%</text:span></text:p>
          </table:table-cell>
          <table:table-cell office:value-type="float" office:value="3831" table:style-name="ce2">
            <text:p>3831</text:p>
          </table:table-cell>
          <table:table-cell office:value-type="float" office:value="39025384" table:style-name="ce2">
            <text:p>39025384</text:p>
          </table:table-cell>
          <table:table-cell office:value-type="float" office:value="60438952" table:style-name="ce2">
            <text:p>60438952</text:p>
          </table:table-cell>
          <table:table-cell office:value-type="float" office:value="111392331" table:style-name="ce1">
            <text:p>1113923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Hsinchu</text:span><text:span text:style-name="T1"><text:s/>Hotel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老爺⼤酒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4403" table:style-name="ce2">
            <text:p>4403</text:p>
          </table:table-cell>
          <table:table-cell office:value-type="string" table:style-name="ce2">
            <text:p><text:span text:style-name="T1">68.28%</text:span></text:p>
          </table:table-cell>
          <table:table-cell office:value-type="float" office:value="2957" table:style-name="ce2">
            <text:p>2957</text:p>
          </table:table-cell>
          <table:table-cell office:value-type="float" office:value="13020773" table:style-name="ce2">
            <text:p>13020773</text:p>
          </table:table-cell>
          <table:table-cell office:value-type="float" office:value="17135565" table:style-name="ce2">
            <text:p>17135565</text:p>
          </table:table-cell>
          <table:table-cell office:value-type="float" office:value="31315287" table:style-name="ce1">
            <text:p>313152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Hsinchu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國賓⼤飯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6307" table:style-name="ce2">
            <text:p>6307</text:p>
          </table:table-cell>
          <table:table-cell office:value-type="string" table:style-name="ce2">
            <text:p><text:span text:style-name="T1">79.16%</text:span></text:p>
          </table:table-cell>
          <table:table-cell office:value-type="float" office:value="3109" table:style-name="ce2">
            <text:p>3109</text:p>
          </table:table-cell>
          <table:table-cell office:value-type="float" office:value="19609569" table:style-name="ce2">
            <text:p>19609569</text:p>
          </table:table-cell>
          <table:table-cell office:value-type="float" office:value="46419243" table:style-name="ce2">
            <text:p>46419243</text:p>
          </table:table-cell>
          <table:table-cell office:value-type="float" office:value="72007548" table:style-name="ce1">
            <text:p>720075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Hsinchu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⼤飯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5645" table:style-name="ce2">
            <text:p>5645</text:p>
          </table:table-cell>
          <table:table-cell office:value-type="string" table:style-name="ce2">
            <text:p><text:span text:style-name="T1">78.83%</text:span></text:p>
          </table:table-cell>
          <table:table-cell office:value-type="float" office:value="2204" table:style-name="ce2">
            <text:p>2204</text:p>
          </table:table-cell>
          <table:table-cell office:value-type="float" office:value="12442637" table:style-name="ce2">
            <text:p>12442637</text:p>
          </table:table-cell>
          <table:table-cell office:value-type="float" office:value="27674688" table:style-name="ce2">
            <text:p>27674688</text:p>
          </table:table-cell>
          <table:table-cell office:value-type="float" office:value="42391895" table:style-name="ce1">
            <text:p>423918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onarch</text:span><text:span text:style-name="T1"><text:s/>Plaza</text:span><text:span text:style-name="T1"><text:s/>Hotel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古華花園飯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5786" table:style-name="ce2">
            <text:p>5786</text:p>
          </table:table-cell>
          <table:table-cell office:value-type="string" table:style-name="ce2">
            <text:p><text:span text:style-name="T1">73.19%</text:span></text:p>
          </table:table-cell>
          <table:table-cell office:value-type="float" office:value="2900" table:style-name="ce2">
            <text:p>2900</text:p>
          </table:table-cell>
          <table:table-cell office:value-type="float" office:value="16777747" table:style-name="ce2">
            <text:p>16777747</text:p>
          </table:table-cell>
          <table:table-cell office:value-type="float" office:value="18290731" table:style-name="ce2">
            <text:p>18290731</text:p>
          </table:table-cell>
          <table:table-cell office:value-type="float" office:value="37005643" table:style-name="ce1">
            <text:p>370056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uva</text:span><text:span text:style-name="T1"><text:s/>Chateau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桃園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4842" table:style-name="ce2">
            <text:p>4842</text:p>
          </table:table-cell>
          <table:table-cell office:value-type="string" table:style-name="ce2">
            <text:p><text:span text:style-name="T1">85.82%</text:span></text:p>
          </table:table-cell>
          <table:table-cell office:value-type="float" office:value="1879" table:style-name="ce2">
            <text:p>1879</text:p>
          </table:table-cell>
          <table:table-cell office:value-type="float" office:value="9098565" table:style-name="ce2">
            <text:p>9098565</text:p>
          </table:table-cell>
          <table:table-cell office:value-type="float" office:value="5100488" table:style-name="ce2">
            <text:p>5100488</text:p>
          </table:table-cell>
          <table:table-cell office:value-type="float" office:value="14827938" table:style-name="ce1">
            <text:p>148279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oyuan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林⼝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2513" table:style-name="ce2">
            <text:p>2513</text:p>
          </table:table-cell>
          <table:table-cell office:value-type="string" table:style-name="ce2">
            <text:p><text:span text:style-name="T1">54.41%</text:span></text:p>
          </table:table-cell>
          <table:table-cell office:value-type="float" office:value="2956" table:style-name="ce2">
            <text:p>2956</text:p>
          </table:table-cell>
          <table:table-cell office:value-type="float" office:value="7428024" table:style-name="ce2">
            <text:p>7428024</text:p>
          </table:table-cell>
          <table:table-cell office:value-type="float" office:value="6054945" table:style-name="ce2">
            <text:p>6054945</text:p>
          </table:table-cell>
          <table:table-cell office:value-type="float" office:value="13572515" table:style-name="ce1">
            <text:p>135725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Linkou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豐⾢喜來登⼤飯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3396" table:style-name="ce2">
            <text:p>3396</text:p>
          </table:table-cell>
          <table:table-cell office:value-type="string" table:style-name="ce2">
            <text:p><text:span text:style-name="T1">28.53%</text:span></text:p>
          </table:table-cell>
          <table:table-cell office:value-type="float" office:value="3831" table:style-name="ce2">
            <text:p>3831</text:p>
          </table:table-cell>
          <table:table-cell office:value-type="float" office:value="13008461" table:style-name="ce2">
            <text:p>13008461</text:p>
          </table:table-cell>
          <table:table-cell office:value-type="float" office:value="5158997" table:style-name="ce2">
            <text:p>5158997</text:p>
          </table:table-cell>
          <table:table-cell office:value-type="float" office:value="19839967" table:style-name="ce1">
            <text:p>198399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Fongyi</text:span><text:span text:style-name="T1"><text:s/>Hotel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馥藝⾦鬱⾦香酒店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3242" table:style-name="ce2">
            <text:p>3242</text:p>
          </table:table-cell>
          <table:table-cell office:value-type="string" table:style-name="ce2">
            <text:p><text:span text:style-name="T1">54.75%</text:span></text:p>
          </table:table-cell>
          <table:table-cell office:value-type="float" office:value="2052" table:style-name="ce2">
            <text:p>2052</text:p>
          </table:table-cell>
          <table:table-cell office:value-type="float" office:value="6652342" table:style-name="ce2">
            <text:p>6652342</text:p>
          </table:table-cell>
          <table:table-cell office:value-type="float" office:value="3393372" table:style-name="ce2">
            <text:p>3393372</text:p>
          </table:table-cell>
          <table:table-cell office:value-type="float" office:value="10291876" table:style-name="ce1">
            <text:p>102918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esthetics</text:span><text:span text:style-name="T1"><text:s/>Golden</text:span><text:span text:style-name="T1"><text:s/>Tulip</text:span></text:p>
          </table:table-cell>
          <table:table-cell office:value-type="string" table:style-name="ce3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都觀光渡假⼤飯店</text:span></text:p>
          </table:table-cell>
          <table:table-cell office:value-type="string" table:style-name="ce3">
            <text:p>Scenery</text:p>
          </table:table-cell>
          <table:table-cell office:value-type="float" office:value="99" table:style-name="ce2">
            <text:p>99</text:p>
          </table:table-cell>
          <table:table-cell office:value-type="float" office:value="1353" table:style-name="ce2">
            <text:p>1353</text:p>
          </table:table-cell>
          <table:table-cell office:value-type="string" table:style-name="ce2">
            <text:p><text:span text:style-name="T1">44.09%</text:span></text:p>
          </table:table-cell>
          <table:table-cell office:value-type="float" office:value="1252" table:style-name="ce2">
            <text:p>1252</text:p>
          </table:table-cell>
          <table:table-cell office:value-type="float" office:value="1693404" table:style-name="ce2">
            <text:p>1693404</text:p>
          </table:table-cell>
          <table:table-cell office:value-type="float" office:value="2536885" table:style-name="ce2">
            <text:p>2536885</text:p>
          </table:table-cell>
          <table:table-cell office:value-type="float" office:value="4308103" table:style-name="ce1">
            <text:p>43081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</text:span><text:span text:style-name="T1"><text:s/>Max</text:span><text:span text:style-name="T1"><text:s/>Resort</text:span><text:span text:style-name="T1"><text:s/>Hotel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陽明⼭中國麗緻⼤飯店</text:span></text:p>
          </table:table-cell>
          <table:table-cell office:value-type="string" table:style-name="ce3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655" table:style-name="ce2">
            <text:p>655</text:p>
          </table:table-cell>
          <table:table-cell office:value-type="string" table:style-name="ce2">
            <text:p><text:span text:style-name="T1">44.96%</text:span></text:p>
          </table:table-cell>
          <table:table-cell office:value-type="float" office:value="4737" table:style-name="ce2">
            <text:p>4737</text:p>
          </table:table-cell>
          <table:table-cell office:value-type="float" office:value="3102646" table:style-name="ce2">
            <text:p>3102646</text:p>
          </table:table-cell>
          <table:table-cell office:value-type="float" office:value="1884899" table:style-name="ce2">
            <text:p>1884899</text:p>
          </table:table-cell>
          <table:table-cell office:value-type="float" office:value="7196229" table:style-name="ce1">
            <text:p>71962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Landis</text:span><text:span text:style-name="T1"><text:s/>China</text:span><text:span text:style-name="T1"><text:s/>Yangmingshan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趣淘漫旅</text:span></text:p>
          </table:table-cell>
          <table:table-cell office:value-type="string" table:style-name="ce3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2948" table:style-name="ce2">
            <text:p>2948</text:p>
          </table:table-cell>
          <table:table-cell office:value-type="string" table:style-name="ce2">
            <text:p><text:span text:style-name="T1">48.03%</text:span></text:p>
          </table:table-cell>
          <table:table-cell office:value-type="float" office:value="2375" table:style-name="ce2">
            <text:p>2375</text:p>
          </table:table-cell>
          <table:table-cell office:value-type="float" office:value="7001249" table:style-name="ce2">
            <text:p>7001249</text:p>
          </table:table-cell>
          <table:table-cell office:value-type="float" office:value="4056697" table:style-name="ce2">
            <text:p>4056697</text:p>
          </table:table-cell>
          <table:table-cell office:value-type="float" office:value="12495472" table:style-name="ce1">
            <text:p>124954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CHAM</text:span><text:span text:style-name="T1"><text:s/>CHAM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圓⼭⼤飯店</text:span></text:p>
          </table:table-cell>
          <table:table-cell office:value-type="string" table:style-name="ce3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1882" table:style-name="ce2">
            <text:p>1882</text:p>
          </table:table-cell>
          <table:table-cell office:value-type="string" table:style-name="ce2">
            <text:p><text:span text:style-name="T1">56.74%</text:span></text:p>
          </table:table-cell>
          <table:table-cell office:value-type="float" office:value="2364" table:style-name="ce2">
            <text:p>2364</text:p>
          </table:table-cell>
          <table:table-cell office:value-type="float" office:value="4448150" table:style-name="ce2">
            <text:p>4448150</text:p>
          </table:table-cell>
          <table:table-cell office:value-type="float" office:value="10991263" table:style-name="ce2">
            <text:p>10991263</text:p>
          </table:table-cell>
          <table:table-cell office:value-type="float" office:value="16321907" table:style-name="ce1">
            <text:p>163219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text:span text:style-name="T1"><text:s/>Kaohsiung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礁溪老爺⼤酒店</text:span></text:p>
          </table:table-cell>
          <table:table-cell office:value-type="string" table:style-name="ce3">
            <text:p>Scenery</text:p>
          </table:table-cell>
          <table:table-cell office:value-type="float" office:value="193" table:style-name="ce2">
            <text:p>193</text:p>
          </table:table-cell>
          <table:table-cell office:value-type="float" office:value="4666" table:style-name="ce2">
            <text:p>4666</text:p>
          </table:table-cell>
          <table:table-cell office:value-type="string" table:style-name="ce2">
            <text:p><text:span text:style-name="T1">77.99%</text:span></text:p>
          </table:table-cell>
          <table:table-cell office:value-type="float" office:value="7110" table:style-name="ce2">
            <text:p>7110</text:p>
          </table:table-cell>
          <table:table-cell office:value-type="float" office:value="33174780" table:style-name="ce2">
            <text:p>33174780</text:p>
          </table:table-cell>
          <table:table-cell office:value-type="float" office:value="23312359" table:style-name="ce2">
            <text:p>23312359</text:p>
          </table:table-cell>
          <table:table-cell office:value-type="float" office:value="68066015" table:style-name="ce1">
            <text:p>680660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ao-His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涵碧樓⼤飯店</text:p>
          </table:table-cell>
          <table:table-cell office:value-type="string" table:style-name="ce3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2234" table:style-name="ce2">
            <text:p>2234</text:p>
          </table:table-cell>
          <table:table-cell office:value-type="string" table:style-name="ce2">
            <text:p><text:span text:style-name="T1">75.07%</text:span></text:p>
          </table:table-cell>
          <table:table-cell office:value-type="float" office:value="14180" table:style-name="ce2">
            <text:p>14180</text:p>
          </table:table-cell>
          <table:table-cell office:value-type="float" office:value="31677169" table:style-name="ce2">
            <text:p>31677169</text:p>
          </table:table-cell>
          <table:table-cell office:value-type="float" office:value="3023698" table:style-name="ce2">
            <text:p>3023698</text:p>
          </table:table-cell>
          <table:table-cell office:value-type="float" office:value="35046553" table:style-name="ce1">
            <text:p>350465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lu</text:span><text:span text:style-name="T1"><text:s/>Sun</text:span><text:span text:style-name="T1"><text:s/>Moon</text:span><text:span text:style-name="T1"><text:s/>Lake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雲品溫泉酒店⽇⽉潭</text:span></text:p>
          </table:table-cell>
          <table:table-cell office:value-type="string" table:style-name="ce3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5226" table:style-name="ce2">
            <text:p>5226</text:p>
          </table:table-cell>
          <table:table-cell office:value-type="string" table:style-name="ce2">
            <text:p><text:span text:style-name="T1">79.90%</text:span></text:p>
          </table:table-cell>
          <table:table-cell office:value-type="float" office:value="7415" table:style-name="ce2">
            <text:p>7415</text:p>
          </table:table-cell>
          <table:table-cell office:value-type="float" office:value="38749758" table:style-name="ce2">
            <text:p>38749758</text:p>
          </table:table-cell>
          <table:table-cell office:value-type="float" office:value="24085698" table:style-name="ce2">
            <text:p>24085698</text:p>
          </table:table-cell>
          <table:table-cell office:value-type="float" office:value="66796599" table:style-name="ce1">
            <text:p>667965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eur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⽉⾏館</text:span></text:p>
          </table:table-cell>
          <table:table-cell office:value-type="string" table:style-name="ce3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965" table:style-name="ce2">
            <text:p>965</text:p>
          </table:table-cell>
          <table:table-cell office:value-type="string" table:style-name="ce2">
            <text:p><text:span text:style-name="T1">33.84%</text:span></text:p>
          </table:table-cell>
          <table:table-cell office:value-type="float" office:value="11053" table:style-name="ce2">
            <text:p>11053</text:p>
          </table:table-cell>
          <table:table-cell office:value-type="float" office:value="10666145" table:style-name="ce2">
            <text:p>10666145</text:p>
          </table:table-cell>
          <table:table-cell office:value-type="float" office:value="1696832" table:style-name="ce2">
            <text:p>1696832</text:p>
          </table:table-cell>
          <table:table-cell office:value-type="float" office:value="12449747" table:style-name="ce1">
            <text:p>124497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en</text:span><text:span text:style-name="T1"><text:s/>Wan</text:span><text:span text:style-name="T1"><text:s/>Hotel</text:span><text:span text:style-name="T1"><text:s/>&amp;</text:span><text:span text:style-name="T1"><text:s/>Resorts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凱撒⼤飯店</text:p>
          </table:table-cell>
          <table:table-cell office:value-type="string" table:style-name="ce3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7406" table:style-name="ce2">
            <text:p>7406</text:p>
          </table:table-cell>
          <table:table-cell office:value-type="string" table:style-name="ce2">
            <text:p><text:span text:style-name="T1">85.02%</text:span></text:p>
          </table:table-cell>
          <table:table-cell office:value-type="float" office:value="3441" table:style-name="ce2">
            <text:p>3441</text:p>
          </table:table-cell>
          <table:table-cell office:value-type="float" office:value="25485035" table:style-name="ce2">
            <text:p>25485035</text:p>
          </table:table-cell>
          <table:table-cell office:value-type="float" office:value="10770424" table:style-name="ce2">
            <text:p>10770424</text:p>
          </table:table-cell>
          <table:table-cell office:value-type="float" office:value="37991771" table:style-name="ce1">
            <text:p>379917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Kenting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福華渡假飯店</text:span></text:p>
          </table:table-cell>
          <table:table-cell office:value-type="string" table:style-name="ce3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8547" table:style-name="ce2">
            <text:p>8547</text:p>
          </table:table-cell>
          <table:table-cell office:value-type="string" table:style-name="ce2">
            <text:p><text:span text:style-name="T1">60.20%</text:span></text:p>
          </table:table-cell>
          <table:table-cell office:value-type="float" office:value="2473" table:style-name="ce2">
            <text:p>2473</text:p>
          </table:table-cell>
          <table:table-cell office:value-type="float" office:value="21137463" table:style-name="ce2">
            <text:p>21137463</text:p>
          </table:table-cell>
          <table:table-cell office:value-type="float" office:value="9775159" table:style-name="ce2">
            <text:p>9775159</text:p>
          </table:table-cell>
          <table:table-cell office:value-type="float" office:value="32933117" table:style-name="ce1">
            <text:p>329331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Beach</text:span><text:span text:style-name="T1"><text:s/>Resort</text:span><text:span text:style-name="T1"><text:s/>Kenting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東⽅渡假酒店</text:span></text:p>
          </table:table-cell>
          <table:table-cell office:value-type="string" table:style-name="ce3">
            <text:p>Scenery</text:p>
          </table:table-cell>
          <table:table-cell office:value-type="float" office:value="112" table:style-name="ce2">
            <text:p>112</text:p>
          </table:table-cell>
          <table:table-cell office:value-type="float" office:value="557" table:style-name="ce2">
            <text:p>557</text:p>
          </table:table-cell>
          <table:table-cell office:value-type="string" table:style-name="ce2">
            <text:p><text:span text:style-name="T1">16.04%</text:span></text:p>
          </table:table-cell>
          <table:table-cell office:value-type="float" office:value="2007" table:style-name="ce2">
            <text:p>2007</text:p>
          </table:table-cell>
          <table:table-cell office:value-type="float" office:value="1118074" table:style-name="ce2">
            <text:p>1118074</text:p>
          </table:table-cell>
          <table:table-cell office:value-type="float" office:value="1280579" table:style-name="ce2">
            <text:p>1280579</text:p>
          </table:table-cell>
          <table:table-cell office:value-type="float" office:value="2398653" table:style-name="ce1">
            <text:p>23986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ong</text:span><text:span text:style-name="T1"><text:s/>Fang</text:span><text:span text:style-name="T1"><text:s/>Du</text:span><text:span text:style-name="T1"><text:s/>Jia</text:span><text:span text:style-name="T1"><text:s/>Jiudian</text:span><text:span text:style-name="T1"><text:s/>Hotel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知本老爺⼤酒店</text:span></text:p>
          </table:table-cell>
          <table:table-cell office:value-type="string" table:style-name="ce3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4414" table:style-name="ce2">
            <text:p>4414</text:p>
          </table:table-cell>
          <table:table-cell office:value-type="string" table:style-name="ce2">
            <text:p><text:span text:style-name="T1">78.23%</text:span></text:p>
          </table:table-cell>
          <table:table-cell office:value-type="float" office:value="3940" table:style-name="ce2">
            <text:p>3940</text:p>
          </table:table-cell>
          <table:table-cell office:value-type="float" office:value="17392567" table:style-name="ce2">
            <text:p>17392567</text:p>
          </table:table-cell>
          <table:table-cell office:value-type="float" office:value="11044735" table:style-name="ce2">
            <text:p>11044735</text:p>
          </table:table-cell>
          <table:table-cell office:value-type="float" office:value="32602932" table:style-name="ce1">
            <text:p>326029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hpen</text:span><text:span text:style-name="T1"><text:s/>Spa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太魯閣晶英酒店</text:span></text:p>
          </table:table-cell>
          <table:table-cell office:value-type="string" table:style-name="ce3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2917" table:style-name="ce2">
            <text:p>2917</text:p>
          </table:table-cell>
          <table:table-cell office:value-type="string" table:style-name="ce2">
            <text:p><text:span text:style-name="T1">58.81%</text:span></text:p>
          </table:table-cell>
          <table:table-cell office:value-type="float" office:value="6762" table:style-name="ce2">
            <text:p>6762</text:p>
          </table:table-cell>
          <table:table-cell office:value-type="float" office:value="19724632" table:style-name="ce2">
            <text:p>19724632</text:p>
          </table:table-cell>
          <table:table-cell office:value-type="float" office:value="7448859" table:style-name="ce2">
            <text:p>7448859</text:p>
          </table:table-cell>
          <table:table-cell office:value-type="float" office:value="30372263" table:style-name="ce1">
            <text:p>303722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Hotel,</text:span><text:span text:style-name="T1"><text:s/>Taroko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福隆</text:span></text:p>
          </table:table-cell>
          <table:table-cell office:value-type="string" table:style-name="ce3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826" table:style-name="ce2">
            <text:p>826</text:p>
          </table:table-cell>
          <table:table-cell office:value-type="string" table:style-name="ce2">
            <text:p><text:span text:style-name="T1">15.31%</text:span></text:p>
          </table:table-cell>
          <table:table-cell office:value-type="float" office:value="3757" table:style-name="ce2">
            <text:p>3757</text:p>
          </table:table-cell>
          <table:table-cell office:value-type="float" office:value="3103290" table:style-name="ce2">
            <text:p>3103290</text:p>
          </table:table-cell>
          <table:table-cell office:value-type="float" office:value="3114512" table:style-name="ce2">
            <text:p>3114512</text:p>
          </table:table-cell>
          <table:table-cell office:value-type="float" office:value="6330322" table:style-name="ce1">
            <text:p>63303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ong</text:span><text:span text:style-name="T1"><text:s/>Beach</text:span><text:span text:style-name="T1"><text:s/>Resort</text:span><text:span text:style-name="T1"><text:s/>Hotel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龍⾕⼤飯店</text:span></text:p>
          </table:table-cell>
          <table:table-cell office:value-type="string" table:style-name="ce3">
            <text:p>Scenery</text:p>
          </table:table-cell>
          <table:table-cell office:value-type="float" office:value="186" table:style-name="ce2">
            <text:p>186</text:p>
          </table:table-cell>
          <table:table-cell office:value-type="float" office:value="1935" table:style-name="ce2">
            <text:p>1935</text:p>
          </table:table-cell>
          <table:table-cell office:value-type="string" table:style-name="ce2">
            <text:p><text:span text:style-name="T1">33.56%</text:span></text:p>
          </table:table-cell>
          <table:table-cell office:value-type="float" office:value="2198" table:style-name="ce2">
            <text:p>2198</text:p>
          </table:table-cell>
          <table:table-cell office:value-type="float" office:value="4253802" table:style-name="ce2">
            <text:p>4253802</text:p>
          </table:table-cell>
          <table:table-cell office:value-type="float" office:value="628484" table:style-name="ce2">
            <text:p>628484</text:p>
          </table:table-cell>
          <table:table-cell office:value-type="float" office:value="5200076" table:style-name="ce1">
            <text:p>52000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ragon</text:span><text:span text:style-name="T1"><text:s/>Valley</text:span><text:span text:style-name="T1"><text:s/>Hotel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/text:p>
          </table:table-cell>
          <table:table-cell office:value-type="string" table:style-name="ce3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368" table:style-name="ce2">
            <text:p>368</text:p>
          </table:table-cell>
          <table:table-cell office:value-type="string" table:style-name="ce2">
            <text:p><text:span text:style-name="T1">33.92%</text:span></text:p>
          </table:table-cell>
          <table:table-cell office:value-type="float" office:value="5477" table:style-name="ce2">
            <text:p>5477</text:p>
          </table:table-cell>
          <table:table-cell office:value-type="float" office:value="2015446" table:style-name="ce2">
            <text:p>2015446</text:p>
          </table:table-cell>
          <table:table-cell office:value-type="float" office:value="0" table:style-name="ce2">
            <text:p>0</text:p>
          </table:table-cell>
          <table:table-cell office:value-type="float" office:value="2015446" table:style-name="ce1">
            <text:p>20154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text:span text:style-name="T1">(</text:span><text:span text:style-name="T2">新館</text:span><text:span text:style-name="T1">)</text:span></text:p>
          </table:table-cell>
          <table:table-cell office:value-type="string" table:style-name="ce3">
            <text:p>Scenery</text:p>
          </table:table-cell>
          <table:table-cell office:value-type="float" office:value="102" table:style-name="ce2">
            <text:p>102</text:p>
          </table:table-cell>
          <table:table-cell office:value-type="float" office:value="1804" table:style-name="ce2">
            <text:p>1804</text:p>
          </table:table-cell>
          <table:table-cell office:value-type="string" table:style-name="ce2">
            <text:p><text:span text:style-name="T1">57.05%</text:span></text:p>
          </table:table-cell>
          <table:table-cell office:value-type="float" office:value="5455" table:style-name="ce2">
            <text:p>5455</text:p>
          </table:table-cell>
          <table:table-cell office:value-type="float" office:value="9840118" table:style-name="ce2">
            <text:p>9840118</text:p>
          </table:table-cell>
          <table:table-cell office:value-type="float" office:value="5654286" table:style-name="ce2">
            <text:p>5654286</text:p>
          </table:table-cell>
          <table:table-cell office:value-type="float" office:value="15885907" table:style-name="ce1">
            <text:p>158859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怡灣渡假酒店</text:span></text:p>
          </table:table-cell>
          <table:table-cell office:value-type="string" table:style-name="ce3">
            <text:p>Scenery</text:p>
          </table:table-cell>
          <table:table-cell office:value-type="float" office:value="175" table:style-name="ce2">
            <text:p>175</text:p>
          </table:table-cell>
          <table:table-cell office:value-type="float" office:value="863" table:style-name="ce2">
            <text:p>863</text:p>
          </table:table-cell>
          <table:table-cell office:value-type="string" table:style-name="ce2">
            <text:p><text:span text:style-name="T1">15.91%</text:span></text:p>
          </table:table-cell>
          <table:table-cell office:value-type="float" office:value="2970" table:style-name="ce2">
            <text:p>2970</text:p>
          </table:table-cell>
          <table:table-cell office:value-type="float" office:value="2563517" table:style-name="ce2">
            <text:p>2563517</text:p>
          </table:table-cell>
          <table:table-cell office:value-type="float" office:value="1159770" table:style-name="ce2">
            <text:p>1159770</text:p>
          </table:table-cell>
          <table:table-cell office:value-type="float" office:value="3776842" table:style-name="ce1">
            <text:p>37768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Bay</text:span><text:span text:style-name="T1"><text:s/>Resort</text:span></text:p>
          </table:table-cell>
          <table:table-cell office:value-type="string" table:style-name="ce3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淡⽔漁⼈碼頭</text:span></text:p>
          </table:table-cell>
          <table:table-cell office:value-type="string" table:style-name="ce3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2060" table:style-name="ce2">
            <text:p>2060</text:p>
          </table:table-cell>
          <table:table-cell office:value-type="string" table:style-name="ce2">
            <text:p><text:span text:style-name="T1">33.56%</text:span></text:p>
          </table:table-cell>
          <table:table-cell office:value-type="float" office:value="4128" table:style-name="ce2">
            <text:p>4128</text:p>
          </table:table-cell>
          <table:table-cell office:value-type="float" office:value="8504148" table:style-name="ce2">
            <text:p>8504148</text:p>
          </table:table-cell>
          <table:table-cell office:value-type="float" office:value="17404341" table:style-name="ce2">
            <text:p>17404341</text:p>
          </table:table-cell>
          <table:table-cell office:value-type="float" office:value="27601069" table:style-name="ce1">
            <text:p>276010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msui</text:span><text:span text:style-name="T1"><text:s/>Fishermen’s</text:span><text:span text:style-name="T1"><text:s/>Wharf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⼤板根渡假酒店</text:p>
          </table:table-cell>
          <table:table-cell office:value-type="string" table:style-name="ce3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2452" table:style-name="ce2">
            <text:p>2452</text:p>
          </table:table-cell>
          <table:table-cell office:value-type="string" table:style-name="ce2">
            <text:p><text:span text:style-name="T1">83.26%</text:span></text:p>
          </table:table-cell>
          <table:table-cell office:value-type="float" office:value="4486" table:style-name="ce2">
            <text:p>4486</text:p>
          </table:table-cell>
          <table:table-cell office:value-type="float" office:value="10999697" table:style-name="ce2">
            <text:p>10999697</text:p>
          </table:table-cell>
          <table:table-cell office:value-type="float" office:value="15391228" table:style-name="ce2">
            <text:p>15391228</text:p>
          </table:table-cell>
          <table:table-cell office:value-type="float" office:value="40831837" table:style-name="ce1">
            <text:p>408318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eat</text:span><text:span text:style-name="T1"><text:s/>Roots</text:span><text:span text:style-name="T1"><text:s/>Resort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板橋凱撒⼤飯店</text:span></text:p>
          </table:table-cell>
          <table:table-cell office:value-type="string" table:style-name="ce3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5752" table:style-name="ce2">
            <text:p>5752</text:p>
          </table:table-cell>
          <table:table-cell office:value-type="string" table:style-name="ce2">
            <text:p><text:span text:style-name="T1">46.39%</text:span></text:p>
          </table:table-cell>
          <table:table-cell office:value-type="float" office:value="4001" table:style-name="ce2">
            <text:p>4001</text:p>
          </table:table-cell>
          <table:table-cell office:value-type="float" office:value="23015515" table:style-name="ce2">
            <text:p>23015515</text:p>
          </table:table-cell>
          <table:table-cell office:value-type="float" office:value="17155576" table:style-name="ce2">
            <text:p>17155576</text:p>
          </table:table-cell>
          <table:table-cell office:value-type="float" office:value="41503921" table:style-name="ce1">
            <text:p>415039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Banqiao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飯店</text:span></text:p>
          </table:table-cell>
          <table:table-cell office:value-type="string" table:style-name="ce3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2674" table:style-name="ce2">
            <text:p>2674</text:p>
          </table:table-cell>
          <table:table-cell office:value-type="string" table:style-name="ce2">
            <text:p><text:span text:style-name="T1">56.75%</text:span></text:p>
          </table:table-cell>
          <table:table-cell office:value-type="float" office:value="2129" table:style-name="ce2">
            <text:p>2129</text:p>
          </table:table-cell>
          <table:table-cell office:value-type="float" office:value="5692980" table:style-name="ce2">
            <text:p>5692980</text:p>
          </table:table-cell>
          <table:table-cell office:value-type="float" office:value="14965588" table:style-name="ce2">
            <text:p>14965588</text:p>
          </table:table-cell>
          <table:table-cell office:value-type="float" office:value="22049350" table:style-name="ce1">
            <text:p>220493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Tain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⼤億麗緻酒店</text:span></text:p>
          </table:table-cell>
          <table:table-cell office:value-type="string" table:style-name="ce3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6652" table:style-name="ce2">
            <text:p>6652</text:p>
          </table:table-cell>
          <table:table-cell office:value-type="string" table:style-name="ce2">
            <text:p><text:span text:style-name="T1">68.12%</text:span></text:p>
          </table:table-cell>
          <table:table-cell office:value-type="float" office:value="3082" table:style-name="ce2">
            <text:p>3082</text:p>
          </table:table-cell>
          <table:table-cell office:value-type="float" office:value="20502817" table:style-name="ce2">
            <text:p>20502817</text:p>
          </table:table-cell>
          <table:table-cell office:value-type="float" office:value="36759498" table:style-name="ce2">
            <text:p>36759498</text:p>
          </table:table-cell>
          <table:table-cell office:value-type="float" office:value="62712935" table:style-name="ce1">
            <text:p>627129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yih</text:span><text:span text:style-name="T1"><text:s/>Landis</text:span><text:span text:style-name="T1"><text:s/>Tain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糖⻑榮酒店</text:span><text:span text:style-name="T1">(</text:span><text:span text:style-name="T2">台南</text:span><text:span text:style-name="T1">)</text:span></text:p>
          </table:table-cell>
          <table:table-cell office:value-type="string" table:style-name="ce3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4857" table:style-name="ce2">
            <text:p>4857</text:p>
          </table:table-cell>
          <table:table-cell office:value-type="string" table:style-name="ce2">
            <text:p><text:span text:style-name="T1">79.53%</text:span></text:p>
          </table:table-cell>
          <table:table-cell office:value-type="float" office:value="2674" table:style-name="ce2">
            <text:p>2674</text:p>
          </table:table-cell>
          <table:table-cell office:value-type="float" office:value="12987759" table:style-name="ce2">
            <text:p>12987759</text:p>
          </table:table-cell>
          <table:table-cell office:value-type="float" office:value="24670706" table:style-name="ce2">
            <text:p>24670706</text:p>
          </table:table-cell>
          <table:table-cell office:value-type="float" office:value="39318458" table:style-name="ce1">
            <text:p>393184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Plaza</text:span><text:span text:style-name="T1"><text:s/>Hotel(Tainan)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南遠東國際⼤飯店</text:span></text:p>
          </table:table-cell>
          <table:table-cell office:value-type="string" table:style-name="ce3">
            <text:p>Others</text:p>
          </table:table-cell>
          <table:table-cell office:value-type="float" office:value="333" table:style-name="ce2">
            <text:p>333</text:p>
          </table:table-cell>
          <table:table-cell office:value-type="float" office:value="6526" table:style-name="ce2">
            <text:p>6526</text:p>
          </table:table-cell>
          <table:table-cell office:value-type="string" table:style-name="ce2">
            <text:p><text:span text:style-name="T1">63.22%</text:span></text:p>
          </table:table-cell>
          <table:table-cell office:value-type="float" office:value="3602" table:style-name="ce2">
            <text:p>3602</text:p>
          </table:table-cell>
          <table:table-cell office:value-type="float" office:value="23505124" table:style-name="ce2">
            <text:p>23505124</text:p>
          </table:table-cell>
          <table:table-cell office:value-type="float" office:value="31885650" table:style-name="ce2">
            <text:p>31885650</text:p>
          </table:table-cell>
          <table:table-cell office:value-type="float" office:value="62271375" table:style-name="ce1">
            <text:p>622713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’s</text:span><text:span text:style-name="T1"><text:s/>Far</text:span><text:span text:style-name="T1"><text:s/>Eastern</text:span><text:span text:style-name="T1"><text:s/>Plaza</text:span><text:span text:style-name="T1"><text:s/>Hotel,Tain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員皇冠假⽇酒店</text:span></text:p>
          </table:table-cell>
          <table:table-cell office:value-type="string" table:style-name="ce3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3427" table:style-name="ce2">
            <text:p>3427</text:p>
          </table:table-cell>
          <table:table-cell office:value-type="string" table:style-name="ce2">
            <text:p><text:span text:style-name="T1">47.86%</text:span></text:p>
          </table:table-cell>
          <table:table-cell office:value-type="float" office:value="3079" table:style-name="ce2">
            <text:p>3079</text:p>
          </table:table-cell>
          <table:table-cell office:value-type="float" office:value="10551225" table:style-name="ce2">
            <text:p>10551225</text:p>
          </table:table-cell>
          <table:table-cell office:value-type="float" office:value="19765079" table:style-name="ce2">
            <text:p>19765079</text:p>
          </table:table-cell>
          <table:table-cell office:value-type="float" office:value="33147691" table:style-name="ce1">
            <text:p>331476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ROWNE</text:span><text:span text:style-name="T1"><text:s/>PLAZA</text:span><text:span text:style-name="T1"><text:s/>TAIN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蘭城晶英酒店</text:span></text:p>
          </table:table-cell>
          <table:table-cell office:value-type="string" table:style-name="ce3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3314" table:style-name="ce2">
            <text:p>3314</text:p>
          </table:table-cell>
          <table:table-cell office:value-type="string" table:style-name="ce2">
            <text:p><text:span text:style-name="T1">55.39%</text:span></text:p>
          </table:table-cell>
          <table:table-cell office:value-type="float" office:value="8433" table:style-name="ce2">
            <text:p>8433</text:p>
          </table:table-cell>
          <table:table-cell office:value-type="float" office:value="27947033" table:style-name="ce2">
            <text:p>27947033</text:p>
          </table:table-cell>
          <table:table-cell office:value-type="float" office:value="25596242" table:style-name="ce2">
            <text:p>25596242</text:p>
          </table:table-cell>
          <table:table-cell office:value-type="float" office:value="59975347" table:style-name="ce1">
            <text:p>599753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Yil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鳳凰酒店</text:span><text:span text:style-name="T1">(</text:span><text:span text:style-name="T2">礁溪</text:span><text:span text:style-name="T1">)</text:span></text:p>
          </table:table-cell>
          <table:table-cell office:value-type="string" table:style-name="ce3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5582" table:style-name="ce2">
            <text:p>5582</text:p>
          </table:table-cell>
          <table:table-cell office:value-type="string" table:style-name="ce2">
            <text:p><text:span text:style-name="T1">77.95%</text:span></text:p>
          </table:table-cell>
          <table:table-cell office:value-type="float" office:value="5740" table:style-name="ce2">
            <text:p>5740</text:p>
          </table:table-cell>
          <table:table-cell office:value-type="float" office:value="32039266" table:style-name="ce2">
            <text:p>32039266</text:p>
          </table:table-cell>
          <table:table-cell office:value-type="float" office:value="25618429" table:style-name="ce2">
            <text:p>25618429</text:p>
          </table:table-cell>
          <table:table-cell office:value-type="float" office:value="66856826" table:style-name="ce1">
            <text:p>668568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Resort</text:span><text:span text:style-name="T1"><text:s/>Hotel(Jiaosi)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綠舞國際觀光飯店</text:span></text:p>
          </table:table-cell>
          <table:table-cell office:value-type="string" table:style-name="ce3">
            <text:p>Others</text:p>
          </table:table-cell>
          <table:table-cell office:value-type="float" office:value="105" table:style-name="ce2">
            <text:p>105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<text:span text:style-name="T1">22.83%</text:span></text:p>
          </table:table-cell>
          <table:table-cell office:value-type="float" office:value="5195" table:style-name="ce2">
            <text:p>5195</text:p>
          </table:table-cell>
          <table:table-cell office:value-type="float" office:value="3859683" table:style-name="ce2">
            <text:p>3859683</text:p>
          </table:table-cell>
          <table:table-cell office:value-type="float" office:value="2575673" table:style-name="ce2">
            <text:p>2575673</text:p>
          </table:table-cell>
          <table:table-cell office:value-type="float" office:value="7697731" table:style-name="ce1">
            <text:p>76977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ancewoods</text:span><text:span text:style-name="T1"><text:s/>Hotels</text:span><text:span text:style-name="T1"><text:s/>and</text:span><text:span text:style-name="T1"><text:s/>Resorts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麒麟⼤飯店</text:span></text:p>
          </table:table-cell>
          <table:table-cell office:value-type="string" table:style-name="ce3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1382" table:style-name="ce2">
            <text:p>1382</text:p>
          </table:table-cell>
          <table:table-cell office:value-type="string" table:style-name="ce2">
            <text:p><text:span text:style-name="T1">26.69%</text:span></text:p>
          </table:table-cell>
          <table:table-cell office:value-type="float" office:value="3311" table:style-name="ce2">
            <text:p>3311</text:p>
          </table:table-cell>
          <table:table-cell office:value-type="float" office:value="4575503" table:style-name="ce2">
            <text:p>4575503</text:p>
          </table:table-cell>
          <table:table-cell office:value-type="float" office:value="1556864" table:style-name="ce2">
            <text:p>1556864</text:p>
          </table:table-cell>
          <table:table-cell office:value-type="float" office:value="6253428" table:style-name="ce1">
            <text:p>62534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Kilin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娜路彎⼤酒店</text:span></text:p>
          </table:table-cell>
          <table:table-cell office:value-type="string" table:style-name="ce3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5861" table:style-name="ce2">
            <text:p>5861</text:p>
          </table:table-cell>
          <table:table-cell office:value-type="string" table:style-name="ce2">
            <text:p><text:span text:style-name="T1">68.50%</text:span></text:p>
          </table:table-cell>
          <table:table-cell office:value-type="float" office:value="3380" table:style-name="ce2">
            <text:p>3380</text:p>
          </table:table-cell>
          <table:table-cell office:value-type="float" office:value="19809707" table:style-name="ce2">
            <text:p>19809707</text:p>
          </table:table-cell>
          <table:table-cell office:value-type="float" office:value="13129138" table:style-name="ce2">
            <text:p>13129138</text:p>
          </table:table-cell>
          <table:table-cell office:value-type="float" office:value="35975584" table:style-name="ce1">
            <text:p>359755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rmosan</text:span><text:span text:style-name="T1"><text:s/>Naruwan</text:span><text:span text:style-name="T1"><text:s/>Hotel</text:span><text:span text:style-name="T1"><text:s/>&amp;</text:span><text:span text:style-name="T1"><text:s/>Resort</text:span><text:span text:style-name="T1"><text:s/>Taitung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澎湖福朋喜來登酒店</text:span></text:p>
          </table:table-cell>
          <table:table-cell office:value-type="string" table:style-name="ce3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<text:span text:style-name="T1">12.67%</text:span></text:p>
          </table:table-cell>
          <table:table-cell office:value-type="float" office:value="2079" table:style-name="ce2">
            <text:p>2079</text:p>
          </table:table-cell>
          <table:table-cell office:value-type="float" office:value="2702359" table:style-name="ce2">
            <text:p>2702359</text:p>
          </table:table-cell>
          <table:table-cell office:value-type="float" office:value="8758535" table:style-name="ce2">
            <text:p>8758535</text:p>
          </table:table-cell>
          <table:table-cell office:value-type="float" office:value="12817835" table:style-name="ce1">
            <text:p>128178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ur</text:span><text:span text:style-name="T1"><text:s/>Point</text:span><text:span text:style-name="T1"><text:s/>by</text:span><text:span text:style-name="T1"><text:s/>Sheraton</text:span><text:span text:style-name="T1"><text:s/>Penghu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耐斯王⼦⼤飯店</text:span></text:p>
          </table:table-cell>
          <table:table-cell office:value-type="string" table:style-name="ce3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4354" table:style-name="ce2">
            <text:p>4354</text:p>
          </table:table-cell>
          <table:table-cell office:value-type="string" table:style-name="ce2">
            <text:p><text:span text:style-name="T1">57.33%</text:span></text:p>
          </table:table-cell>
          <table:table-cell office:value-type="float" office:value="2230" table:style-name="ce2">
            <text:p>2230</text:p>
          </table:table-cell>
          <table:table-cell office:value-type="float" office:value="9707532" table:style-name="ce2">
            <text:p>9707532</text:p>
          </table:table-cell>
          <table:table-cell office:value-type="float" office:value="16255878" table:style-name="ce2">
            <text:p>16255878</text:p>
          </table:table-cell>
          <table:table-cell office:value-type="float" office:value="27335990" table:style-name="ce1">
            <text:p>273359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ice</text:span><text:span text:style-name="T1"><text:s/>Prince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和昇帝景飯店</text:span></text:p>
          </table:table-cell>
          <table:table-cell office:value-type="string" table:style-name="ce3">
            <text:p>Others</text:p>
          </table:table-cell>
          <table:table-cell office:value-type="float" office:value="60" table:style-name="ce2">
            <text:p>60</text:p>
          </table:table-cell>
          <table:table-cell office:value-type="float" office:value="755" table:style-name="ce2">
            <text:p>755</text:p>
          </table:table-cell>
          <table:table-cell office:value-type="string" table:style-name="ce2">
            <text:p><text:span text:style-name="T1">40.59%</text:span></text:p>
          </table:table-cell>
          <table:table-cell office:value-type="float" office:value="2608" table:style-name="ce2">
            <text:p>2608</text:p>
          </table:table-cell>
          <table:table-cell office:value-type="float" office:value="1969396" table:style-name="ce2">
            <text:p>1969396</text:p>
          </table:table-cell>
          <table:table-cell office:value-type="float" office:value="9300" table:style-name="ce2">
            <text:p>9300</text:p>
          </table:table-cell>
          <table:table-cell office:value-type="float" office:value="1979438" table:style-name="ce1">
            <text:p>19794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ake.sunrisein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瓏⼭林台北中和飯店</text:span></text:p>
          </table:table-cell>
          <table:table-cell office:value-type="string" table:style-name="ce3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1370" table:style-name="ce2">
            <text:p>1370</text:p>
          </table:table-cell>
          <table:table-cell office:value-type="string" table:style-name="ce2">
            <text:p><text:span text:style-name="T1">35.07%</text:span></text:p>
          </table:table-cell>
          <table:table-cell office:value-type="float" office:value="2867" table:style-name="ce2">
            <text:p>2867</text:p>
          </table:table-cell>
          <table:table-cell office:value-type="float" office:value="3928354" table:style-name="ce2">
            <text:p>3928354</text:p>
          </table:table-cell>
          <table:table-cell office:value-type="float" office:value="5686797" table:style-name="ce2">
            <text:p>5686797</text:p>
          </table:table-cell>
          <table:table-cell office:value-type="float" office:value="10837219" table:style-name="ce1">
            <text:p>108372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SL</text:span><text:span text:style-name="T1"><text:s/>Hotel</text:span><text:span text:style-name="T1"><text:s/>Taipei</text:span><text:span text:style-name="T1"><text:s/>Zhonghe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碧特弗⼤飯店</text:p>
          </table:table-cell>
          <table:table-cell office:value-type="string" table:style-name="ce3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404" table:style-name="ce2">
            <text:p>404</text:p>
          </table:table-cell>
          <table:table-cell office:value-type="string" table:style-name="ce2">
            <text:p><text:span text:style-name="T1">24.13%</text:span></text:p>
          </table:table-cell>
          <table:table-cell office:value-type="float" office:value="2164" table:style-name="ce2">
            <text:p>2164</text:p>
          </table:table-cell>
          <table:table-cell office:value-type="float" office:value="874410" table:style-name="ce2">
            <text:p>874410</text:p>
          </table:table-cell>
          <table:table-cell office:value-type="float" office:value="127507" table:style-name="ce2">
            <text:p>127507</text:p>
          </table:table-cell>
          <table:table-cell office:value-type="float" office:value="1001917" table:style-name="ce1">
            <text:p>10019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春天⼤飯店</text:span></text:p>
          </table:table-cell>
          <table:table-cell office:value-type="string" table:style-name="ce3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257" table:style-name="ce2">
            <text:p>257</text:p>
          </table:table-cell>
          <table:table-cell office:value-type="string" table:style-name="ce2">
            <text:p><text:span text:style-name="T1">24.38%</text:span></text:p>
          </table:table-cell>
          <table:table-cell office:value-type="float" office:value="2166" table:style-name="ce2">
            <text:p>2166</text:p>
          </table:table-cell>
          <table:table-cell office:value-type="float" office:value="556703" table:style-name="ce2">
            <text:p>556703</text:p>
          </table:table-cell>
          <table:table-cell office:value-type="float" office:value="169022" table:style-name="ce2">
            <text:p>169022</text:p>
          </table:table-cell>
          <table:table-cell office:value-type="float" office:value="725725" table:style-name="ce1">
            <text:p>7257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百企業觀光旅館</text:span></text:p>
          </table:table-cell>
          <table:table-cell office:value-type="string" table:style-name="ce3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<text:span text:style-name="T1">5.81%</text:span></text:p>
          </table:table-cell>
          <table:table-cell office:value-type="float" office:value="1006" table:style-name="ce2">
            <text:p>1006</text:p>
          </table:table-cell>
          <table:table-cell office:value-type="float" office:value="72400" table:style-name="ce2">
            <text:p>72400</text:p>
          </table:table-cell>
          <table:table-cell office:value-type="float" office:value="0" table:style-name="ce2">
            <text:p>0</text:p>
          </table:table-cell>
          <table:table-cell office:value-type="float" office:value="72400" table:style-name="ce1">
            <text:p>724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</text:span><text:span text:style-name="T1"><text:s/>Eastem</text:span><text:span text:style-name="T1"><text:s/>Geant</text:span><text:span text:style-name="T1"><text:s/>Tourist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幼獅⼤飯店</text:span></text:p>
          </table:table-cell>
          <table:table-cell office:value-type="string" table:style-name="ce3">
            <text:p>Others</text:p>
          </table:table-cell>
          <table:table-cell office:value-type="float" office:value="53" table:style-name="ce2">
            <text:p>53</text:p>
          </table:table-cell>
          <table:table-cell office:value-type="float" office:value="301" table:style-name="ce2">
            <text:p>301</text:p>
          </table:table-cell>
          <table:table-cell office:value-type="string" table:style-name="ce2">
            <text:p><text:span text:style-name="T1">18.32%</text:span></text:p>
          </table:table-cell>
          <table:table-cell office:value-type="float" office:value="2319" table:style-name="ce2">
            <text:p>2319</text:p>
          </table:table-cell>
          <table:table-cell office:value-type="float" office:value="698000" table:style-name="ce2">
            <text:p>698000</text:p>
          </table:table-cell>
          <table:table-cell office:value-type="float" office:value="0" table:style-name="ce2">
            <text:p>0</text:p>
          </table:table-cell>
          <table:table-cell office:value-type="float" office:value="721650" table:style-name="ce1">
            <text:p>7216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ion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⼭泉⼤飯店</text:span></text:p>
          </table:table-cell>
          <table:table-cell office:value-type="string" table:style-name="ce3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3137" table:style-name="ce2">
            <text:p>3137</text:p>
          </table:table-cell>
          <table:table-cell office:value-type="string" table:style-name="ce2">
            <text:p><text:span text:style-name="T1">60.59%</text:span></text:p>
          </table:table-cell>
          <table:table-cell office:value-type="float" office:value="2023" table:style-name="ce2">
            <text:p>2023</text:p>
          </table:table-cell>
          <table:table-cell office:value-type="float" office:value="6345858" table:style-name="ce2">
            <text:p>6345858</text:p>
          </table:table-cell>
          <table:table-cell office:value-type="float" office:value="254289" table:style-name="ce2">
            <text:p>254289</text:p>
          </table:table-cell>
          <table:table-cell office:value-type="float" office:value="6947524" table:style-name="ce1">
            <text:p>69475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un</text:span><text:span text:style-name="T1"><text:s/>Spring</text:span><text:span text:style-name="T1"><text:s/>Resort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悅川酒店</text:span></text:p>
          </table:table-cell>
          <table:table-cell office:value-type="string" table:style-name="ce3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2567" table:style-name="ce2">
            <text:p>2567</text:p>
          </table:table-cell>
          <table:table-cell office:value-type="string" table:style-name="ce2">
            <text:p><text:span text:style-name="T1">80.39%</text:span></text:p>
          </table:table-cell>
          <table:table-cell office:value-type="float" office:value="2480" table:style-name="ce2">
            <text:p>2480</text:p>
          </table:table-cell>
          <table:table-cell office:value-type="float" office:value="6366423" table:style-name="ce2">
            <text:p>6366423</text:p>
          </table:table-cell>
          <table:table-cell office:value-type="float" office:value="7683675" table:style-name="ce2">
            <text:p>7683675</text:p>
          </table:table-cell>
          <table:table-cell office:value-type="float" office:value="14424478" table:style-name="ce1">
            <text:p>144244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Walde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東桂⽥喜來登酒店</text:span></text:p>
          </table:table-cell>
          <table:table-cell office:value-type="string" table:style-name="ce3">
            <text:p>Others</text:p>
          </table:table-cell>
          <table:table-cell office:value-type="float" office:value="290" table:style-name="ce2">
            <text:p>290</text:p>
          </table:table-cell>
          <table:table-cell office:value-type="float" office:value="3190" table:style-name="ce2">
            <text:p>3190</text:p>
          </table:table-cell>
          <table:table-cell office:value-type="string" table:style-name="ce2">
            <text:p><text:span text:style-name="T1">35.48%</text:span></text:p>
          </table:table-cell>
          <table:table-cell office:value-type="float" office:value="3154" table:style-name="ce2">
            <text:p>3154</text:p>
          </table:table-cell>
          <table:table-cell office:value-type="float" office:value="10061710" table:style-name="ce2">
            <text:p>10061710</text:p>
          </table:table-cell>
          <table:table-cell office:value-type="float" office:value="10215377" table:style-name="ce2">
            <text:p>10215377</text:p>
          </table:table-cell>
          <table:table-cell office:value-type="float" office:value="21098349" table:style-name="ce1">
            <text:p>210983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QUEENAPLAZA</text:span><text:span text:style-name="T1"><text:s/>HOTEL</text:span><text:span text:style-name="T1"><text:s/>TAITUNG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寶華⼤飯店</text:p>
          </table:table-cell>
          <table:table-cell office:value-type="string" table:style-name="ce3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<text:span text:style-name="T1">0.25%</text:span></text:p>
          </table:table-cell>
          <table:table-cell office:value-type="float" office:value="583" table:style-name="ce2">
            <text:p>583</text:p>
          </table:table-cell>
          <table:table-cell office:value-type="float" office:value="3500" table:style-name="ce2">
            <text:p>3500</text:p>
          </table:table-cell>
          <table:table-cell office:value-type="float" office:value="0" table:style-name="ce2">
            <text:p>0</text:p>
          </table:table-cell>
          <table:table-cell office:value-type="float" office:value="5500" table:style-name="ce1">
            <text:p>55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owa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基隆</text:span><text:span text:style-name="T1">)</text:span></text:p>
          </table:table-cell>
          <table:table-cell office:value-type="string" table:style-name="ce3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3227" table:style-name="ce2">
            <text:p>3227</text:p>
          </table:table-cell>
          <table:table-cell office:value-type="string" table:style-name="ce2">
            <text:p><text:span text:style-name="T1">74.35%</text:span></text:p>
          </table:table-cell>
          <table:table-cell office:value-type="float" office:value="2533" table:style-name="ce2">
            <text:p>2533</text:p>
          </table:table-cell>
          <table:table-cell office:value-type="float" office:value="8174406" table:style-name="ce2">
            <text:p>8174406</text:p>
          </table:table-cell>
          <table:table-cell office:value-type="float" office:value="4349940" table:style-name="ce2">
            <text:p>4349940</text:p>
          </table:table-cell>
          <table:table-cell office:value-type="float" office:value="15325889" table:style-name="ce1">
            <text:p>153258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Keelung)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鈺通⼤飯店</text:span></text:p>
          </table:table-cell>
          <table:table-cell office:value-type="string" table:style-name="ce3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<text:span text:style-name="T1">20.35%</text:span></text:p>
          </table:table-cell>
          <table:table-cell office:value-type="float" office:value="1557" table:style-name="ce2">
            <text:p>1557</text:p>
          </table:table-cell>
          <table:table-cell office:value-type="float" office:value="1178881" table:style-name="ce2">
            <text:p>1178881</text:p>
          </table:table-cell>
          <table:table-cell office:value-type="float" office:value="6570881" table:style-name="ce2">
            <text:p>6570881</text:p>
          </table:table-cell>
          <table:table-cell office:value-type="float" office:value="7758737" table:style-name="ce1">
            <text:p>77587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uh-Tong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陸島酒店</text:span></text:p>
          </table:table-cell>
          <table:table-cell office:value-type="string" table:style-name="ce3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196" table:style-name="ce2">
            <text:p>196</text:p>
          </table:table-cell>
          <table:table-cell office:value-type="string" table:style-name="ce2">
            <text:p><text:span text:style-name="T1">13.45%</text:span></text:p>
          </table:table-cell>
          <table:table-cell office:value-type="float" office:value="1713" table:style-name="ce2">
            <text:p>1713</text:p>
          </table:table-cell>
          <table:table-cell office:value-type="float" office:value="335725" table:style-name="ce2">
            <text:p>335725</text:p>
          </table:table-cell>
          <table:table-cell office:value-type="float" office:value="27040" table:style-name="ce2">
            <text:p>27040</text:p>
          </table:table-cell>
          <table:table-cell office:value-type="float" office:value="390773" table:style-name="ce1">
            <text:p>3907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UDAO</text:span><text:span text:style-name="T1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樂樂⽇暉溫泉酒店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<text:span text:style-name="T1">0.00%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J</text:span><text:span text:style-name="T1"><text:s/>Resort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emmayianpan</dc:creator>
    <meta:creation-date>2006-09-13T11:21:51Z</meta:creation-date>
    <dc:date>2021-03-24T22:31:59Z</dc:date>
  </office:meta>
</office:document-meta>
</file>